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6400000024E3371220B.jpg" manifest:media-type="image/jpeg"/>
  <manifest:file-entry manifest:full-path="Pictures/10000000000001F400000287C9EA70A6.jpg" manifest:media-type="image/jpeg"/>
  <manifest:file-entry manifest:full-path="Pictures/10000000000001F4000002903EEC362B.jpg" manifest:media-type="image/jpeg"/>
  <manifest:file-entry manifest:full-path="Pictures/1000000000000379000000DDA956CB5B.jpg" manifest:media-type="image/jpeg"/>
  <manifest:file-entry manifest:full-path="Pictures/10000201000001F4000001F4C7C3C1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DejaVu Sans2" svg:font-family="'DejaVu Sans'"/>
    <style:font-face style:name="Gill Sans MT1" svg:font-family="'Gill Sans MT'"/>
    <style:font-face style:name="Palatino Linotype1" svg:font-family="'Palatino Linotype'"/>
    <style:font-face style:name="FreeMono1" svg:font-family="FreeMono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Palatino Linotype" svg:font-family="'Palatino Linotype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2.321cm" fo:min-width="7.401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7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7.647cm" fo:min-width="11.73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msFillBitmap_20_135" style:repeat="stretch" draw:textarea-vertical-align="top" draw:auto-grow-height="false" fo:min-height="0.449cm" fo:min-width="2.315cm" fo:padding-top="0.125cm" fo:padding-bottom="0.125cm" fo:padding-left="0.25cm" fo:padding-right="0.25cm" fo:wrap-option="wrap" fo:clip="rect(0cm, 0cm, 0cm, 0cm)"/>
    </style:style>
    <style:style style:name="gr9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10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11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12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7.647cm" fo:min-width="11.732cm" fo:padding-top="0cm" fo:padding-bottom="0cm" fo:padding-left="0cm" fo:padding-right="0cm" fo:wrap-option="wrap"/>
    </style:style>
    <style:style style:name="gr13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14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3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msFillBitmap_20_13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solid" svg:stroke-width="0.105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8">
      <style:graphic-properties draw:stroke="none" svg:stroke-width="0cm" draw:fill="none" draw:textarea-vertical-align="top" draw:auto-grow-height="false" draw:fit-to-size="false" fo:min-height="0.365cm" fo:min-width="10.348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13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3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1.015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bitmap" draw:fill-image-name="msFillBitmap_20_14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14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4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false" draw:fit-to-size="false" fo:min-height="0.365cm" fo:min-width="6.548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bitmap" draw:fill-image-name="msFillBitmap_20_14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none" draw:fill="none" fo:min-height="0.747cm"/>
    </style:style>
    <style:style style:name="gr28" style:family="graphic" style:parent-style-name="standard">
      <style:graphic-properties draw:stroke="none" svg:stroke-width="0cm" draw:fill="bitmap" draw:fill-image-name="msFillBitmap_20_14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14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cm" draw:fill="bitmap" draw:fill-image-name="msFillBitmap_20_14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4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4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14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14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15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msFillBitmap_20_15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7" style:family="graphic" style:parent-style-name="standard">
      <style:graphic-properties draw:stroke="none" svg:stroke-width="0cm" draw:fill="bitmap" draw:fill-image-name="msFillBitmap_20_15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8" style:family="graphic" style:parent-style-name="standard">
      <style:graphic-properties draw:stroke="none" svg:stroke-width="0cm" draw:fill="bitmap" draw:fill-image-name="msFillBitmap_20_15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9" style:family="graphic" style:parent-style-name="standard">
      <style:graphic-properties draw:stroke="none" svg:stroke-width="0cm" draw:fill="bitmap" draw:fill-image-name="msFillBitmap_20_15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0" style:family="graphic" style:parent-style-name="standard">
      <style:graphic-properties draw:stroke="none" svg:stroke-width="0cm" draw:fill="bitmap" draw:fill-image-name="msFillBitmap_20_15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1" style:family="graphic" style:parent-style-name="standard">
      <style:graphic-properties draw:stroke="none" svg:stroke-width="0cm" draw:fill="bitmap" draw:fill-image-name="msFillBitmap_20_15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15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15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4" style:family="graphic" style:parent-style-name="standard">
      <style:graphic-properties draw:stroke="none" svg:stroke-width="0cm" draw:fill="bitmap" draw:fill-image-name="msFillBitmap_20_15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5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46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5.84cm" fo:min-width="9.616cm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105cm" svg:stroke-color="#999999" draw:stroke-linejoin="round" draw:fill="none" draw:textarea-vertical-align="top" draw:auto-grow-height="false" fo:min-height="0.005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18">
      <style:graphic-properties draw:stroke="none" svg:stroke-width="0cm" draw:fill="none" draw:textarea-vertical-align="top" draw:auto-grow-height="false" draw:fit-to-size="false" fo:min-height="0.365cm" fo:min-width="8.801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width="0cm" draw:fill="bitmap" draw:fill-image-name="msFillBitmap_20_159" style:repeat="stretch" draw:textarea-vertical-align="top" draw:auto-grow-height="false" fo:min-height="0.449cm" fo:min-width="2.315cm" fo:padding-top="0.125cm" fo:padding-bottom="0.125cm" fo:padding-left="0.25cm" fo:padding-right="0.25cm" fo:wrap-option="wrap" fo:clip="rect(0cm, 0cm, 0cm, 0cm)"/>
    </style:style>
    <style:style style:name="gr50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51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svg:stroke-width="0cm" draw:fill="bitmap" draw:fill-image-name="msFillBitmap_20_16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732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bitmap" draw:fill-image-name="msFillBitmap_20_16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5" style:family="graphic" style:parent-style-name="standard">
      <style:graphic-properties draw:stroke="none" svg:stroke-width="0cm" draw:fill="bitmap" draw:fill-image-name="msFillBitmap_20_16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6" style:family="graphic" style:parent-style-name="standard">
      <style:graphic-properties draw:stroke="none" svg:stroke-width="0cm" draw:fill="bitmap" draw:fill-image-name="msFillBitmap_20_16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159cm" style:use-optimal-column-width="false"/>
    </style:style>
    <style:style style:name="co2" style:family="table-column">
      <style:table-column-properties style:column-width="8.845cm" style:use-optimal-column-width="false"/>
    </style:style>
    <style:style style:name="ro1" style:family="table-row">
      <style:table-row-properties style:row-height="4.736cm"/>
    </style:style>
    <style:style style:name="ro2" style:family="table-row">
      <style:table-row-properties style:row-height="6.988cm"/>
    </style:style>
    <style:style style:name="ce1" style:family="table-cell">
      <loext:graphic-properties draw:fill="none" style:repeat="repeat"/>
      <style:paragraph-properties fo:border="none"/>
      <style:text-properties fo:color="#c61e42" style:font-name="FreeMono1" fo:font-size="10.5pt" fo:letter-spacing="normal" fo:font-weight="bold" style:font-size-asian="10.5pt" style:font-weight-asian="bold" style:font-size-complex="10.5pt" style:font-weight-complex="bold"/>
    </style:style>
    <style:style style:name="ce2" style:family="table-cell">
      <loext:graphic-properties draw:fill="none" style:repeat="repeat"/>
      <style:paragraph-properties fo:margin-left="0cm" fo:margin-right="0cm" fo:margin-top="0cm" fo:margin-bottom="0cm" fo:line-height="102%" fo:text-align="start" fo:text-indent="0cm" fo:border="none"/>
      <style:text-properties fo:color="#c61e42" style:font-name="FreeMono1" fo:font-size="10.5pt" fo:letter-spacing="normal" fo:font-weight="bold" style:font-size-asian="10.5pt" style:font-weight-asian="bold" style:font-size-complex="10.5pt" style:font-weight-complex="bold"/>
    </style:style>
    <style:style style:name="P1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2" style:family="paragraph">
      <style:paragraph-properties fo:margin-left="0.127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5" style:family="paragraph">
      <style:paragraph-properties fo:margin-left="1.154cm" fo:margin-right="0cm" fo:margin-top="0cm" fo:margin-bottom="0cm" style:line-height-at-least="0.119cm" fo:text-align="start" fo:text-indent="0cm"/>
    </style:style>
    <style:style style:name="P6" style:family="paragraph">
      <style:paragraph-properties fo:margin-left="0.035cm" fo:margin-right="0cm" fo:margin-top="0cm" fo:margin-bottom="0cm" style:line-height-at-least="0.119cm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.035cm" fo:margin-right="0cm" fo:margin-top="0cm" fo:margin-bottom="0cm" style:line-height-at-least="0.206cm" fo:text-align="start" fo:text-indent="0cm"/>
    </style:style>
    <style:style style:name="P10" style:family="paragraph">
      <loext:graphic-properties draw:fill="none"/>
      <style:paragraph-properties fo:margin-left="0.035cm" fo:margin-right="0cm" fo:margin-top="0cm" fo:margin-bottom="0cm" style:line-height-at-least="0.206cm" fo:text-align="start" fo:text-indent="0cm" style:font-independent-line-spacing="true"/>
      <style:text-properties fo:font-size="18pt"/>
    </style:style>
    <style:style style:name="P11" style:family="paragraph">
      <style:paragraph-properties fo:margin-left="0.035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style:font-name="Liberation Sans2" fo:font-size="10.5pt" style:font-size-asian="10.5pt" style:font-size-complex="10.5pt"/>
    </style:style>
    <style:style style:name="P14" style:family="paragraph">
      <loext:graphic-properties draw:fill="bitmap" draw:fill-image-name="msFillBitmap_20_135" style:repeat="stretch"/>
      <style:paragraph-properties fo:text-align="start"/>
      <style:text-properties fo:font-size="18pt"/>
    </style:style>
    <style:style style:name="P15" style:family="paragraph">
      <style:paragraph-properties fo:margin-left="0.035cm" fo:margin-right="0cm" fo:margin-top="0cm" fo:margin-bottom="0cm" style:line-height-at-least="0.086cm" fo:text-align="start" fo:text-indent="0cm"/>
    </style:style>
    <style:style style:name="P16" style:family="paragraph">
      <loext:graphic-properties draw:fill="none"/>
      <style:paragraph-properties fo:margin-left="0.035cm" fo:margin-right="0cm" fo:margin-top="0cm" fo:margin-bottom="0cm" style:line-height-at-least="0.086cm" fo:text-align="start" fo:text-indent="0cm" style:font-independent-line-spacing="true"/>
      <style:text-properties fo:font-size="18pt"/>
    </style:style>
    <style:style style:name="P17" style:family="paragraph">
      <style:paragraph-properties fo:margin-left="0.071cm" fo:margin-right="0cm" fo:margin-top="0cm" fo:margin-bottom="0cm" style:line-height-at-least="0.086cm" fo:text-align="start" fo:text-indent="0cm"/>
    </style:style>
    <style:style style:name="P18" style:family="paragraph">
      <loext:graphic-properties draw:fill="none"/>
      <style:paragraph-properties fo:margin-left="0.071cm" fo:margin-right="0cm" fo:margin-top="0cm" fo:margin-bottom="0cm" style:line-height-at-least="0.086cm" fo:text-align="start" fo:text-indent="0cm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 fo:font-style="normal" style:font-style-asian="normal" style:font-style-complex="normal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.815cm" fo:margin-right="0cm" fo:margin-top="0cm" fo:margin-bottom="0cm" fo:line-height="100%" fo:text-align="start" fo:text-indent="0cm"/>
    </style:style>
    <style:style style:name="P22" style:family="paragraph">
      <style:paragraph-properties fo:margin-left="0.714cm" fo:margin-right="0cm" fo:margin-top="0cm" fo:margin-bottom="0cm" fo:line-height="100%" fo:text-align="start" fo:text-indent="0cm"/>
    </style:style>
    <style:style style:name="P23" style:family="paragraph">
      <style:paragraph-properties fo:margin-left="0.614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2%" fo:text-align="start" fo:text-indent="0cm"/>
    </style:style>
    <style:style style:name="P25" style:family="paragraph">
      <loext:graphic-properties draw:fill="bitmap" draw:fill-image-name="msFillBitmap_20_137" style:repeat="stretch"/>
      <style:paragraph-properties fo:text-align="start"/>
      <style:text-properties fo:font-size="18pt"/>
    </style:style>
    <style:style style:name="P26" style:family="paragraph">
      <style:paragraph-properties fo:margin-left="0.035cm" fo:margin-right="0cm" fo:margin-top="0cm" fo:margin-bottom="0cm" style:line-height-at-least="0.118cm" fo:text-align="start" fo:text-indent="0cm"/>
    </style:style>
    <style:style style:name="P27" style:family="paragraph">
      <loext:graphic-properties draw:fill="bitmap" draw:fill-image-name="msFillBitmap_20_138" style:repeat="stretch"/>
      <style:paragraph-properties fo:text-align="start"/>
      <style:text-properties fo:font-size="18pt"/>
    </style:style>
    <style:style style:name="P28" style:family="paragraph">
      <loext:graphic-properties draw:fill="bitmap" draw:fill-image-name="msFillBitmap_20_139" style:repeat="stretch"/>
      <style:paragraph-properties fo:text-align="start"/>
      <style:text-properties fo:font-size="18pt"/>
    </style:style>
    <style:style style:name="P29" style:family="paragraph">
      <style:paragraph-properties fo:margin-left="3.713cm" fo:margin-right="0cm" fo:margin-top="0cm" fo:margin-bottom="0cm" fo:line-height="100%" fo:text-align="start" fo:text-indent="0cm"/>
    </style:style>
    <style:style style:name="P30" style:family="paragraph">
      <loext:graphic-properties draw:fill="bitmap" draw:fill-image-name="msFillBitmap_20_140" style:repeat="stretch"/>
      <style:paragraph-properties fo:text-align="start"/>
      <style:text-properties fo:font-size="18pt"/>
    </style:style>
    <style:style style:name="P31" style:family="paragraph">
      <loext:graphic-properties draw:fill="bitmap" draw:fill-image-name="msFillBitmap_20_141" style:repeat="stretch"/>
      <style:paragraph-properties fo:text-align="start"/>
      <style:text-properties fo:font-size="18pt"/>
    </style:style>
    <style:style style:name="P32" style:family="paragraph">
      <style:paragraph-properties fo:margin-left="0.048cm" fo:margin-right="0cm" fo:margin-top="0cm" fo:margin-bottom="0cm" fo:line-height="100%" fo:text-align="start" fo:text-indent="0cm"/>
    </style:style>
    <style:style style:name="P33" style:family="paragraph">
      <loext:graphic-properties draw:fill="bitmap" draw:fill-image-name="msFillBitmap_20_142" style:repeat="stretch"/>
      <style:paragraph-properties fo:text-align="start"/>
      <style:text-properties fo:font-size="18pt"/>
    </style:style>
    <style:style style:name="P34" style:family="paragraph">
      <style:paragraph-properties fo:margin-left="0.402cm" fo:margin-right="0cm" fo:margin-top="0cm" fo:margin-bottom="0cm" fo:line-height="102%" fo:text-align="start" fo:text-indent="0cm"/>
    </style:style>
    <style:style style:name="P35" style:family="paragraph">
      <loext:graphic-properties draw:fill="bitmap" draw:fill-image-name="msFillBitmap_20_143" style:repeat="stretch"/>
      <style:paragraph-properties fo:text-align="start"/>
      <style:text-properties fo:font-size="18pt"/>
    </style:style>
    <style:style style:name="P36" style:family="paragraph">
      <loext:graphic-properties draw:fill="none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P37" style:family="paragraph">
      <style:paragraph-properties fo:margin-left="0cm" fo:margin-right="0cm" fo:margin-top="0cm" fo:margin-bottom="0cm" fo:line-height="102%" fo:text-align="justify" fo:text-indent="0cm"/>
    </style:style>
    <style:style style:name="P38" style:family="paragraph">
      <style:paragraph-properties fo:margin-left="0.402cm" fo:margin-right="0cm" fo:margin-top="0cm" fo:margin-bottom="0cm" fo:line-height="100%" fo:text-align="start" fo:text-indent="0cm"/>
    </style:style>
    <style:style style:name="P39" style:family="paragraph">
      <style:paragraph-properties fo:margin-left="0.035cm" fo:margin-right="0cm" fo:margin-top="0cm" fo:margin-bottom="0cm" style:line-height-at-least="0.149cm" fo:text-align="start" fo:text-indent="0cm"/>
    </style:style>
    <style:style style:name="P40" style:family="paragraph">
      <style:paragraph-properties fo:margin-left="0cm" fo:margin-right="0cm" fo:margin-top="0cm" fo:margin-bottom="0cm" style:line-height-at-least="0.149cm" fo:text-align="start" fo:text-indent="0cm"/>
    </style:style>
    <style:style style:name="P41" style:family="paragraph">
      <loext:graphic-properties draw:fill="bitmap" draw:fill-image-name="msFillBitmap_20_144" style:repeat="stretch"/>
      <style:paragraph-properties fo:text-align="start"/>
      <style:text-properties fo:font-size="18pt"/>
    </style:style>
    <style:style style:name="P42" style:family="paragraph">
      <style:paragraph-properties fo:margin-left="0.794cm" fo:margin-right="0cm" fo:margin-top="0cm" fo:margin-bottom="0cm" fo:line-height="100%" fo:text-align="start" fo:text-indent="0cm"/>
    </style:style>
    <style:style style:name="P43" style:family="paragraph">
      <loext:graphic-properties draw:fill="bitmap" draw:fill-image-name="msFillBitmap_20_145" style:repeat="stretch"/>
      <style:paragraph-properties fo:text-align="start"/>
      <style:text-properties fo:font-size="18pt"/>
    </style:style>
    <style:style style:name="P44" style:family="paragraph">
      <loext:graphic-properties draw:fill="bitmap" draw:fill-image-name="msFillBitmap_20_146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147" style:repeat="stretch"/>
      <style:paragraph-properties fo:text-align="start"/>
      <style:text-properties fo:font-size="18pt"/>
    </style:style>
    <style:style style:name="P46" style:family="paragraph">
      <style:paragraph-properties fo:margin-left="0.173cm" fo:margin-right="0cm" fo:margin-top="0cm" fo:margin-bottom="0cm" fo:line-height="100%" fo:text-align="start" fo:text-indent="0cm"/>
    </style:style>
    <style:style style:name="P47" style:family="paragraph">
      <loext:graphic-properties draw:fill="bitmap" draw:fill-image-name="msFillBitmap_20_148" style:repeat="stretch"/>
      <style:paragraph-properties fo:text-align="start"/>
      <style:text-properties fo:font-size="18pt"/>
    </style:style>
    <style:style style:name="P48" style:family="paragraph">
      <loext:graphic-properties draw:fill="bitmap" draw:fill-image-name="msFillBitmap_20_149" style:repeat="stretch"/>
      <style:paragraph-properties fo:text-align="start"/>
      <style:text-properties fo:font-size="18pt"/>
    </style:style>
    <style:style style:name="P49" style:family="paragraph">
      <loext:graphic-properties draw:fill="bitmap" draw:fill-image-name="msFillBitmap_20_150" style:repeat="stretch"/>
      <style:paragraph-properties fo:text-align="start"/>
      <style:text-properties fo:font-size="18pt"/>
    </style:style>
    <style:style style:name="P50" style:family="paragraph">
      <loext:graphic-properties draw:fill="bitmap" draw:fill-image-name="msFillBitmap_20_151" style:repeat="stretch"/>
      <style:paragraph-properties fo:text-align="start"/>
      <style:text-properties fo:font-size="18pt"/>
    </style:style>
    <style:style style:name="P51" style:family="paragraph">
      <style:paragraph-properties fo:margin-left="0.402cm" fo:margin-right="0cm" fo:margin-top="0cm" fo:margin-bottom="0cm" fo:line-height="100%" fo:text-align="justify" fo:text-indent="0cm"/>
    </style:style>
    <style:style style:name="P52" style:family="paragraph">
      <style:paragraph-properties fo:margin-left="0.402cm" fo:margin-right="0cm" fo:margin-top="0cm" fo:margin-bottom="0cm" fo:line-height="102%" fo:text-align="justify" fo:text-indent="0cm"/>
    </style:style>
    <style:style style:name="P53" style:family="paragraph">
      <loext:graphic-properties draw:fill="bitmap" draw:fill-image-name="msFillBitmap_20_152" style:repeat="stretch"/>
      <style:paragraph-properties fo:text-align="start"/>
      <style:text-properties fo:font-size="18pt"/>
    </style:style>
    <style:style style:name="P54" style:family="paragraph">
      <style:paragraph-properties fo:margin-left="0.49cm" fo:margin-right="0cm" fo:margin-top="0cm" fo:margin-bottom="0cm" fo:line-height="102%" fo:text-align="start" fo:text-indent="0cm"/>
    </style:style>
    <style:style style:name="P55" style:family="paragraph">
      <style:paragraph-properties fo:margin-left="0.49cm" fo:margin-right="0cm" fo:margin-top="0cm" fo:margin-bottom="0cm" fo:line-height="100%" fo:text-align="start" fo:text-indent="0cm"/>
    </style:style>
    <style:style style:name="P56" style:family="paragraph">
      <loext:graphic-properties draw:fill="bitmap" draw:fill-image-name="msFillBitmap_20_153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msFillBitmap_20_154" style:repeat="stretch"/>
      <style:paragraph-properties fo:text-align="start"/>
      <style:text-properties fo:font-size="18pt"/>
    </style:style>
    <style:style style:name="P58" style:family="paragraph">
      <loext:graphic-properties draw:fill="bitmap" draw:fill-image-name="msFillBitmap_20_155" style:repeat="stretch"/>
      <style:paragraph-properties fo:text-align="start"/>
      <style:text-properties fo:font-size="18pt"/>
    </style:style>
    <style:style style:name="P59" style:family="paragraph">
      <style:paragraph-properties fo:margin-left="0.034cm" fo:margin-right="0cm" fo:margin-top="0cm" fo:margin-bottom="0cm" style:line-height-at-least="0.206cm" fo:text-align="start" fo:text-indent="0cm"/>
    </style:style>
    <style:style style:name="P60" style:family="paragraph">
      <loext:graphic-properties draw:fill="bitmap" draw:fill-image-name="msFillBitmap_20_156" style:repeat="stretch"/>
      <style:paragraph-properties fo:text-align="start"/>
      <style:text-properties fo:font-size="18pt"/>
    </style:style>
    <style:style style:name="P61" style:family="paragraph">
      <style:paragraph-properties fo:margin-left="1.245cm" fo:margin-right="0cm" fo:margin-top="0cm" fo:margin-bottom="0cm" style:line-height-at-least="0.149cm" fo:text-align="start" fo:text-indent="0cm"/>
    </style:style>
    <style:style style:name="P62" style:family="paragraph">
      <loext:graphic-properties draw:fill="bitmap" draw:fill-image-name="msFillBitmap_20_157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158" style:repeat="stretch"/>
      <style:paragraph-properties fo:text-align="start"/>
      <style:text-properties fo:font-size="18pt"/>
    </style:style>
    <style:style style:name="P64" style:family="paragraph">
      <loext:graphic-properties draw:fill="bitmap" draw:fill-image-name="msFillBitmap_20_159" style:repeat="stretch"/>
      <style:paragraph-properties fo:text-align="start"/>
      <style:text-properties fo:font-size="18pt"/>
    </style:style>
    <style:style style:name="P65" style:family="paragraph">
      <style:text-properties fo:letter-spacing="normal"/>
    </style:style>
    <style:style style:name="P66" style:family="paragraph">
      <style:paragraph-properties fo:margin-left="0cm" fo:margin-right="0cm" fo:margin-top="0cm" fo:margin-bottom="0cm" fo:line-height="102%" fo:text-align="start" fo:text-indent="0cm"/>
      <style:text-properties fo:letter-spacing="normal"/>
    </style:style>
    <style:style style:name="P67" style:family="paragraph">
      <style:paragraph-properties fo:text-align="start"/>
      <style:text-properties fo:letter-spacing="normal"/>
    </style:style>
    <style:style style:name="P68" style:family="paragraph">
      <loext:graphic-properties draw:fill="bitmap" draw:fill-image-name="msFillBitmap_20_161" style:repeat="stretch"/>
      <style:paragraph-properties fo:text-align="start"/>
      <style:text-properties fo:font-size="18pt"/>
    </style:style>
    <style:style style:name="P69" style:family="paragraph">
      <style:paragraph-properties fo:margin-left="1.245cm" fo:margin-right="0cm" fo:margin-top="0cm" fo:margin-bottom="0cm" fo:line-height="100%" fo:text-align="start" fo:text-indent="0cm"/>
    </style:style>
    <style:style style:name="P70" style:family="paragraph">
      <style:paragraph-properties fo:margin-left="1.565cm" fo:margin-right="0cm" fo:margin-top="0cm" fo:margin-bottom="0cm" fo:line-height="100%" fo:text-align="start" fo:text-indent="0cm"/>
    </style:style>
    <style:style style:name="P71" style:family="paragraph">
      <loext:graphic-properties draw:fill="bitmap" draw:fill-image-name="msFillBitmap_20_162" style:repeat="stretch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163" style:repeat="stretch"/>
      <style:paragraph-properties fo:text-align="start"/>
      <style:text-properties fo:font-size="18pt"/>
    </style:style>
    <style:style style:name="P73" style:family="paragraph">
      <loext:graphic-properties draw:fill="bitmap" draw:fill-image-name="msFillBitmap_20_164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37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-0.00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-0.00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8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9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1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8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9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0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3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5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0.03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-0.024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55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08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21" style:family="text">
      <style:text-properties fo:font-variant="normal" fo:text-transform="none" fo:color="#b2b2b2" style:text-line-through-style="none" style:text-line-through-type="none" style:text-position="0% 100%" style:font-name="Liberation Sans2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" style:family="text">
      <style:text-properties fo:font-variant="normal" fo:text-transform="none" fo:color="#b2b2b2" style:text-line-through-style="none" style:text-line-through-type="none" style:text-position="0% 100%" style:font-name="FreeMono1" fo:font-size="10.5pt" fo:letter-spacing="0.03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0.0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ill Sans MT1" fo:font-size="14pt" fo:letter-spacing="0.0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-0.00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2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4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8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6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6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1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4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7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normal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-0.002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2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7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6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1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9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27% 58%" style:font-name="Arial1" fo:font-size="10.5pt" fo:letter-spacing="-0.02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27% 58%" style:font-name="Arial1" fo:font-size="10.5pt" fo:letter-spacing="-0.02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7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6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3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8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63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style:font-name-asian="DejaVu Sans2" style:font-size-asian="10.5pt" style:font-style-asian="normal" style:font-name-complex="DejaVu Sans2" style:font-size-complex="10.5pt" style:font-style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FreeMono1" fo:font-size="10.5pt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99" style:family="text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24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FreeMono1" fo:font-size="10pt" fo:letter-spacing="0.006cm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FreeMono1" fo:font-size="10pt" fo:letter-spacing="-0.046cm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FreeMono1" fo:font-size="10pt" fo:letter-spacing="0.025cm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FreeMono1" fo:font-size="10pt" fo:letter-spacing="0.084cm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FreeMono1" fo:font-size="10pt" fo:letter-spacing="0.001cm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7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9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8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1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2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9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72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2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77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1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-0.00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-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FreeMono1" fo:font-size="8pt" fo:letter-spacing="-0.053cm" fo:font-style="normal" style:text-underline-style="none" fo:font-weight="bold" style:font-name-asian="DejaVu Sans2" style:font-size-asian="8pt" style:font-style-asian="normal" style:font-weight-asian="bold" style:font-name-complex="DejaVu Sans2" style:font-size-complex="8pt" style:font-style-complex="normal" style:font-weight-complex="bold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Arial Black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4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4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5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3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 Black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-0.05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89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7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03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29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6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8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38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06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7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04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2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7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Arial Black1" fo:font-size="9pt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5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3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28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0.031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80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5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01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-0.038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17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7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2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3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9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4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9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9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3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9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8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5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09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4" style:family="text">
      <style:text-properties fo:font-variant="normal" fo:text-transform="none" fo:color="#c51e41" style:text-line-through-style="none" style:text-line-through-type="none" style:text-position="0% 100%" style:font-name="FreeMono1" fo:font-size="10.5pt" fo:letter-spacing="-0.05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205" style:family="text">
      <style:text-properties fo:color="#c61e42" style:font-name="FreeMono1" fo:font-size="10.5pt" fo:letter-spacing="normal" fo:font-weight="bold" style:font-size-asian="10.5pt" style:font-weight-asian="bold" style:font-size-complex="10.5pt" style:font-weight-complex="bold"/>
    </style:style>
    <style:style style:name="T206" style:family="text">
      <style:text-properties fo:font-variant="normal" fo:text-transform="none" fo:color="#c61e42" style:text-line-through-style="none" style:text-line-through-type="none" style:text-position="0% 100%" style:font-name="Free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7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1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1" style:family="text">
      <style:text-properties fo:font-variant="normal" fo:text-transform="none" fo:color="#c61e42" style:text-line-through-style="none" style:text-line-through-type="none" style:text-position="0% 100%" style:font-name="FreeMono1" fo:font-size="10pt" fo:letter-spacing="0.006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2" style:family="text">
      <style:text-properties fo:font-variant="normal" fo:text-transform="none" fo:color="#c61e42" style:text-line-through-style="none" style:text-line-through-type="none" style:text-position="0% 100%" style:font-name="FreeMono1" fo:font-size="10pt" fo:letter-spacing="-0.01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3" style:family="text">
      <style:text-properties fo:font-variant="normal" fo:text-transform="none" fo:color="#c61e42" style:text-line-through-style="none" style:text-line-through-type="none" style:text-position="0% 100%" style:font-name="FreeMono1" fo:font-size="10pt" fo:letter-spacing="-0.032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4" style:family="text">
      <style:text-properties fo:font-variant="normal" fo:text-transform="none" fo:color="#c61e42" style:text-line-through-style="none" style:text-line-through-type="none" style:text-position="0% 100%" style:font-name="FreeMono1" fo:font-size="10pt" fo:letter-spacing="-0.005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5" style:family="text">
      <style:text-properties fo:font-variant="normal" fo:text-transform="none" fo:color="#c61e42" style:text-line-through-style="none" style:text-line-through-type="none" style:text-position="0% 100%" style:font-name="FreeMono1" fo:font-size="10pt" fo:letter-spacing="0.01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7" style:family="text">
      <style:text-properties fo:font-variant="normal" fo:text-transform="none" fo:color="#c61e42" style:text-line-through-style="none" style:text-line-through-type="none" style:text-position="0% 100%" style:font-name="FreeMono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8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06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1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0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77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03cm" text:min-label-width="0.00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37cm" text:min-label-width="0.365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37cm" text:min-label-width="0.36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429cm" text:min-label-width="0.365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7cm" text:min-label-width="0.365cm"/>
        <style:text-properties fo:font-family="Arial" style:font-family-generic="swiss" fo:color="#000000" fo:font-size="100%"/>
      </text:list-level-style-bullet>
      <text:list-level-style-number text:level="2" style:num-format="1">
        <style:list-level-properties text:space-before="1.212cm" text:min-label-width="0.605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23cm" text:min-label-width="0.367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7cm" text:min-label-width="0.365cm"/>
        <style:text-properties fo:font-family="Arial" style:font-family-generic="swiss" fo:color="#c51e41" fo:font-size="95%"/>
      </text:list-level-style-bullet>
      <text:list-level-style-bullet text:level="2" text:bullet-char="•">
        <style:list-level-properties text:space-before="0.819cm" text:min-label-width="0.354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7cm" text:min-label-width="0.36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0.819cm" text:min-label-width="0.354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7cm" text:min-label-width="0.356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429cm" text:min-label-width="0.365cm"/>
        <style:text-properties fo:font-family="Arial" style:font-family-generic="swiss" fo:color="#c51e41" fo:font-size="95%"/>
      </text:list-level-style-bullet>
      <text:list-level-style-bullet text:level="2" text:bullet-char="•">
        <style:list-level-properties text:space-before="1.211cm" text:min-label-width="0.354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429cm" text:min-label-width="0.365cm"/>
        <style:text-properties fo:font-family="Arial" style:font-family-generic="swiss" fo:color="#c61e42" fo:font-size="100%"/>
      </text:list-level-style-bullet>
      <text:list-level-style-bullet text:level="2" text:bullet-char="•">
        <style:list-level-properties text:space-before="1.211cm" text:min-label-width="0.354cm"/>
        <style:text-properties fo:font-family="Arial" style:font-family-generic="swiss" fo:color="#c61e42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61e4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61e4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61e4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61e4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61e4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61e4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61e4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61e42" fo:font-size="45%"/>
      </text:list-level-style-bullet>
    </text:list-style>
    <text:list-style style:name="L14">
      <text:list-level-style-bullet text:level="1" text:bullet-char="•">
        <style:list-level-properties text:space-before="0.429cm" text:min-label-width="0.36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11cm" text:min-label-width="0.354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c51e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2.798cm" svg:height="4.71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7.4cm" svg:height="2.32cm" svg:x="2.6cm" svg:y="5.393cm">
          <text:p text:style-name="P2"><text:span text:style-name="T1">GNU – UNIX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4.814cm" svg:height="1.195cm" svg:x="0.574cm" svg:y="7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3.655cm" svg:height="0.702cm" svg:x="8.503cm" svg:y="8.235cm">
          <text:p text:style-name="P5"><text:span text:style-name="T2">Linagora</text:span><text:span text:style-name="T3"> </text:span><text:span text:style-name="T4">Formation</text:span></text:p>
          <text:p text:style-name="P6"><text:span text:style-name="T5"><text:a xlink:href="mailto:formation@linagora.com" xlink:type="simple">&lt;formation@linagora.com&gt;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TextShape 2" draw:style-name="gr6" draw:text-style-name="P10" draw:layer="layout" svg:width="10.712cm" svg:height="1.604cm" svg:x="1.078cm" svg:y="0.455cm">
          <text:p text:style-name="P9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11.731cm" svg:height="7.646cm" svg:x="0.538cm" svg:y="2.022cm">
          <text:p text:style-name="P11"><text:span text:style-name="T7">Subject </text:span><text:span text:style-name="T8">103 <text:s/>– <text:s/>GNU</text:span><text:span text:style-name="T7"> </text:span><text:span text:style-name="T9">and</text:span><text:span text:style-name="T10"> </text:span><text:span text:style-name="T11">Unix commands</text:span><text:span text:style-name="T11"><text:tab/></text:span><text:span text:style-name="T11"><text:tab/></text:span><text:span text:style-name="T11"><text:tab/></text:span><text:span text:style-name="T11"> <text:s text:c="5"/></text:span><text:span text:style-name="T8">113</text:span></text:p>
          <text:list text:style-name="L2">
            <text:list-item>
              <text:p text:style-name="P12"><text:span text:style-name="T12">Working from the command line</text:span><text:span text:style-name="T12"><text:tab/></text:span><text:span text:style-name="T12"><text:tab/></text:span><text:span text:style-name="T12"><text:tab/></text:span><text:span text:style-name="T12"><text:tab/></text:span><text:span text:style-name="T12">114</text:span></text:p>
            </text:list-item>
            <text:list-item>
              <text:p text:style-name="P12"><text:span text:style-name="T12">Text-stream processing with filters </text:span><text:span text:style-name="T12"><text:tab/></text:span><text:span text:style-name="T12"><text:tab/></text:span><text:span text:style-name="T12"><text:tab/></text:span><text:span text:style-name="T12">141</text:span></text:p>
            </text:list-item>
            <text:list-item>
              <text:p text:style-name="P12"><text:span text:style-name="T12">Basic File Managemen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76</text:span></text:p>
            </text:list-item>
            <text:list-item>
              <text:p text:style-name="P12"><text:span text:style-name="T12">Using streams, pipes and redirects </text:span><text:span text:style-name="T12"><text:tab/></text:span><text:span text:style-name="T12"><text:tab/></text:span><text:span text:style-name="T12"><text:tab/></text:span><text:span text:style-name="T12">226</text:span></text:p>
            </text:list-item>
            <text:list-item>
              <text:p text:style-name="P12"><text:span text:style-name="T12">Creation, control and interruption of process </text:span><text:span text:style-name="T12"><text:tab/></text:span><text:span text:style-name="T12"><text:tab/></text:span><text:span text:style-name="T12">244</text:span></text:p>
            </text:list-item>
            <text:list-item>
              <text:p text:style-name="P12"><text:span text:style-name="T12">Changing process priorities </text:span><text:span text:style-name="T12"><text:tab/></text:span><text:span text:style-name="T12"><text:tab/></text:span><text:span text:style-name="T12"><text:tab/></text:span><text:span text:style-name="T12"><text:tab/></text:span><text:span text:style-name="T12">264</text:span></text:p>
            </text:list-item>
            <text:list-item>
              <text:p text:style-name="P12"><text:span text:style-name="T12">Search in text files with regular expressions </text:span><text:span text:style-name="T12"><text:tab/></text:span><text:span text:style-name="T12"><text:tab/></text:span><text:span text:style-name="T12">268</text:span></text:p>
            </text:list-item>
            <text:list-item>
              <text:p text:style-name="P12"><text:span text:style-name="T12">Text file editing with </text:span><text:span text:style-name="T13">v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4">2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6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18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name="TextShape 2" draw:style-name="gr11" draw:text-style-name="P10" draw:layer="layout" svg:width="10.712cm" svg:height="1.604cm" svg:x="1.078cm" svg:y="0.455cm">
          <text:p text:style-name="P9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3" draw:layer="layout" svg:width="11.731cm" svg:height="7.646cm" svg:x="0.538cm" svg:y="2.022cm">
          <text:p text:style-name="P11"><text:span text:style-name="T7">Subject </text:span><text:span text:style-name="T8">103 <text:s/>– <text:s/>GNU and Unix commands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6"/></text:span><text:span text:style-name="T8">113</text:span></text:p>
          <text:list text:style-name="L2">
            <text:list-item>
              <text:p text:style-name="P12"><text:span text:style-name="T12">Working from the command line</text:span><text:span text:style-name="T12"><text:tab/></text:span><text:span text:style-name="T12"><text:tab/></text:span><text:span text:style-name="T12"><text:tab/></text:span><text:span text:style-name="T12"><text:tab/></text:span><text:span text:style-name="T12">114</text:span></text:p>
            </text:list-item>
            <text:list-item>
              <text:p text:style-name="P12"><text:span text:style-name="T21">Text-stream processing with filters </text:span><text:span text:style-name="T21"><text:tab/></text:span><text:span text:style-name="T21"><text:tab/></text:span><text:span text:style-name="T21"><text:tab/></text:span><text:span text:style-name="T21">141</text:span></text:p>
            </text:list-item>
            <text:list-item>
              <text:p text:style-name="P12"><text:span text:style-name="T21">Basic File Management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76</text:span></text:p>
            </text:list-item>
            <text:list-item>
              <text:p text:style-name="P12"><text:span text:style-name="T21">Using streams, pipes and redirects </text:span><text:span text:style-name="T21"><text:tab/></text:span><text:span text:style-name="T21"><text:tab/></text:span><text:span text:style-name="T21"><text:tab/></text:span><text:span text:style-name="T21">226</text:span></text:p>
            </text:list-item>
            <text:list-item>
              <text:p text:style-name="P12"><text:span text:style-name="T21">Creation, control and interruption of process </text:span><text:span text:style-name="T21"><text:tab/></text:span><text:span text:style-name="T21"><text:tab/></text:span><text:span text:style-name="T21">244</text:span></text:p>
            </text:list-item>
            <text:list-item>
              <text:p text:style-name="P12"><text:span text:style-name="T21">Changing process priorities </text:span><text:span text:style-name="T21"><text:tab/></text:span><text:span text:style-name="T21"><text:tab/></text:span><text:span text:style-name="T21"><text:tab/></text:span><text:span text:style-name="T21"><text:tab/></text:span><text:span text:style-name="T21">264</text:span></text:p>
            </text:list-item>
            <text:list-item>
              <text:p text:style-name="P12"><text:span text:style-name="T21">Search in text files with regular expressions </text:span><text:span text:style-name="T21"><text:tab/></text:span><text:span text:style-name="T21"><text:tab/></text:span><text:span text:style-name="T21">268</text:span></text:p>
            </text:list-item>
            <text:list-item>
              <text:p text:style-name="P12"><text:span text:style-name="T21">Text file editing with </text:span><text:span text:style-name="T22">vi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3">2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16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4" draw:text-style-name="P18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TextShape 2" draw:style-name="gr4" draw:text-style-name="P19" draw:layer="layout" svg:width="10.712cm" svg:height="1.604cm" svg:x="1.078cm" svg:y="0.455cm">
          <text:p text:style-name="P9"><text:span text:style-name="T24">The </text:span><text:span text:style-name="T25">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0" draw:layer="layout" svg:width="4.611cm" svg:height="0.001cm" svg:x="1.343cm" svg:y="2.895cm">
          <text:p/>
          <draw:enhanced-geometry draw:mirror-horizontal="false" draw:mirror-vertical="false" svg:viewBox="0 0 0 0" drawooo:sub-view-size="1660525 0" draw:text-areas="0 0 ?f0 ?f1" draw:type="ooxml-non-primitive" draw:enhanced-path="M 0 0 L 1660258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0" draw:layer="layout" svg:width="4.611cm" svg:height="0.001cm" svg:x="1.343cm" svg:y="6.395cm">
          <text:p/>
          <draw:enhanced-geometry draw:mirror-horizontal="false" draw:mirror-vertical="false" svg:viewBox="0 0 0 0" drawooo:sub-view-size="1660525 0" draw:text-areas="0 0 ?f0 ?f1" draw:type="ooxml-non-primitive" draw:enhanced-path="M 0 0 L 1660258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11.245cm" svg:height="6.261cm" svg:x="0.94cm" svg:y="1.376cm">
          <text:list text:style-name="L3">
            <text:list-item>
              <text:p text:style-name="P12"><text:span text:style-name="T26">This is the tool of choice for UNIX</text:span></text:p>
            </text:list-item>
            <text:list-item>
              <text:p text:style-name="P12"><text:span text:style-name="T27">There are six main:</text:span></text:p>
            </text:list-item>
          </text:list>
          <text:p text:style-name="P12"><text:span text:style-name="T28"/></text:p>
          <text:p text:style-name="P21"><text:span text:style-name="T29">sh</text:span><text:span text:style-name="T29"><text:tab/></text:span><text:span text:style-name="T30">Bourne</text:span><text:span text:style-name="T31"> </text:span><text:span text:style-name="T32">shell</text:span></text:p>
          <text:p text:style-name="P22"><text:span text:style-name="T33">csh</text:span><text:span text:style-name="T33"><text:tab/></text:span><text:span text:style-name="T34">C</text:span><text:span text:style-name="T31"> </text:span><text:span text:style-name="T32">shell</text:span></text:p>
          <text:p text:style-name="P23"><text:span text:style-name="T35">tcsh</text:span><text:span text:style-name="T35"><text:tab/></text:span><text:span text:style-name="T36">TENEX </text:span><text:span text:style-name="T34">C</text:span><text:span text:style-name="T37"> </text:span><text:span text:style-name="T32">shell</text:span></text:p>
          <text:p text:style-name="P22"><text:span text:style-name="T38">ksh</text:span><text:span text:style-name="T38"><text:tab/></text:span><text:span text:style-name="T39">Korn</text:span><text:span text:style-name="T40"> </text:span><text:span text:style-name="T32">shell</text:span></text:p>
          <text:p text:style-name="P23"><text:span text:style-name="T41">bash</text:span><text:span text:style-name="T41"><text:tab/></text:span><text:span text:style-name="T30">Bourne-again</text:span><text:span text:style-name="T42"> </text:span><text:span text:style-name="T32">shell</text:span></text:p>
          <text:p text:style-name="P22"><text:span text:style-name="T29">zsh</text:span><text:span text:style-name="T29"><text:tab/></text:span><text:span text:style-name="T42">Z</text:span><text:span text:style-name="T40"> </text:span><text:span text:style-name="T32">shell</text:span></text:p>
          <text:p text:style-name="P22"><text:span text:style-name="T28"/></text:p>
          <text:list text:continue-numbering="true" text:style-name="L3">
            <text:list-item>
              <text:p text:style-name="P24"><text:span text:style-name="T43">The shell commands by default in Linux test is bash (this is the one we will use later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2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24">The </text:span><text:span text:style-name="T25">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0" draw:layer="layout" svg:width="0.001cm" svg:height="3.926cm" svg:x="0.626cm" svg:y="2.096cm">
          <text:p/>
          <draw:enhanced-geometry draw:mirror-horizontal="false" draw:mirror-vertical="false" svg:viewBox="0 0 0 0" drawooo:sub-view-size="0 1414145" draw:text-areas="0 0 ?f0 ?f1" draw:type="ooxml-non-primitive" draw:enhanced-path="M 0 0 L 0 1413992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7" draw:layer="layout" svg:width="7.106cm" svg:height="4.366cm" svg:x="0.853cm" svg:y="2.021cm">
          <text:p text:style-name="P26"><text:span text:style-name="T44"><text:a xlink:href="http://fr.wikipedia.org/wiki/Shell_Unix" xlink:type="simple">http://fr.wikipedia.org/wiki/Shell_Unix </text:a></text:span><text:span text:style-name="T45"> </text:span><text:span text:style-name="T46"><text:a xlink:href="http://explainshell.com/" xlink:type="simple">http://explainshell.com/ </text:a></text:span><text:span text:style-name="T47"> </text:span><text:span text:style-name="T48"><text:a xlink:href="http://en.wikipedia.org/wiki/Bourne_shell" xlink:type="simple">http://en.wikipedia.org/wiki/Bourne_shell </text:a></text:span><text:span text:style-name="T49"> </text:span><text:span text:style-name="T50"><text:a xlink:href="http://en.wikipedia.org/wiki/C_shell" xlink:type="simple">http://en.wikipedia.org/wiki/C_shell </text:a></text:span><text:span text:style-name="T51"> </text:span><text:span text:style-name="T52"><text:a xlink:href="http://www.tcsh.org/Welcome" xlink:type="simple">http://www.tcsh.org/Welcome </text:a></text:span><text:span text:style-name="T53"> </text:span><text:span text:style-name="T50"><text:a xlink:href="http://en.wikipedia.org/wiki/Tcsh" xlink:type="simple">http://en.wikipedia.org/wiki/Tcsh </text:a></text:span><text:span text:style-name="T51"> </text:span><text:span text:style-name="T54"><text:a xlink:href="http://www.kornshell.com/" xlink:type="simple">http://www.kornshell.com/ </text:a></text:span><text:span text:style-name="T55"> </text:span><text:span text:style-name="T50"><text:a xlink:href="http://en.wikipedia.org/wiki/Korn_shell" xlink:type="simple">http://en.wikipedia.org/wiki/Korn_shell </text:a></text:span><text:span text:style-name="T51"> </text:span><text:span text:style-name="T54"><text:a xlink:href="http://www.gnu.org/software/bash/" xlink:type="simple">http://www.gnu.org/software/bash/ </text:a></text:span><text:span text:style-name="T55"> </text:span><text:span text:style-name="T56"><text:a xlink:href="http://fr.wikipedia.org/wiki/Bourne-Again_shell" xlink:type="simple">http://fr</text:a></text:span><text:span text:style-name="T57"><text:a xlink:href="http://fr.wikipedia.org/wiki/Bourne-Again_shell" xlink:type="simple">.</text:a></text:span><text:span text:style-name="T58"><text:a xlink:href="http://fr.wikipedia.org/wiki/Bourne-Again_shell" xlink:type="simple">wikipedia.org/wiki/</text:a></text:span><text:span text:style-name="T48"><text:a xlink:href="http://fr.wikipedia.org/wiki/Bourne-Again_shell" xlink:type="simple">B</text:a></text:span><text:span text:style-name="T59"><text:a xlink:href="http://fr.wikipedia.org/wiki/Bourne-Again_shell" xlink:type="simple">ourne</text:a></text:span><text:span text:style-name="T46"><text:a xlink:href="http://fr.wikipedia.org/wiki/Bourne-Again_shell" xlink:type="simple">-</text:a></text:span><text:span text:style-name="T60"><text:a xlink:href="http://fr.wikipedia.org/wiki/Bourne-Again_shell" xlink:type="simple">Aga</text:a></text:span><text:span text:style-name="T61"><text:a xlink:href="http://fr.wikipedia.org/wiki/Bourne-Again_shell" xlink:type="simple">i</text:a></text:span><text:span text:style-name="T48"><text:a xlink:href="http://fr.wikipedia.org/wiki/Bourne-Again_shell" xlink:type="simple">n_shell </text:a></text:span><text:span text:style-name="T55"> </text:span><text:span text:style-name="T62"><text:a xlink:href="http://zsh.sourceforge.net/" xlink:type="simple">http://zsh.sourceforge.net/ </text:a></text:span><text:span text:style-name="T63"> </text:span><text:span text:style-name="T44"><text:a xlink:href="http://fr.wikipedia.org/wiki/Zsh" xlink:type="simple">http://fr.wikipedia.org/wiki/Zsh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0" draw:layer="layout" svg:width="0.001cm" svg:height="0.254cm" svg:x="0.626cm" svg:y="7.14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8" draw:text-style-name="P3" draw:layer="layout" svg:width="10.347cm" svg:height="0.364cm" svg:x="0.853cm" svg:y="7.056cm">
          <text:p text:style-name="P11"><text:span text:style-name="T46"><text:a xlink:href="http://fr.wikipedia.org/wiki/Shellshock_(faille_informatique)" xlink:type="simple">http://fr.wikipedia.org/wiki/Shellshock_(faille_informatiqu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2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64">Bibli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8" draw:layer="layout" svg:width="3.144cm" svg:height="4.126cm" svg:x="0.382cm" svg:y="1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7" draw:layer="layout" svg:width="11.71cm" svg:height="6.338cm" svg:x="0.547cm" svg:y="1.75cm">
          <text:p text:style-name="P29"><text:span text:style-name="T65">Cameron <text:s/></text:span><text:span text:style-name="T66">Newham <text:s/></text:span><text:span text:style-name="T67">et </text:span><text:span text:style-name="T68">Bill</text:span><text:span text:style-name="T69"> </text:span><text:span text:style-name="T70">Rosenblatt</text:span></text:p>
          <text:p text:style-name="P29"><text:span text:style-name="T71">Learning </text:span><text:span text:style-name="T72">the </text:span><text:span text:style-name="T73">bash </text:span><text:span text:style-name="T74"><text:s/></text:span><text:span text:style-name="T75">Shell</text:span></text:p>
          <text:p text:style-name="P29"><text:span text:style-name="T69">3</text:span><text:span text:style-name="T76">e </text:span><text:span text:style-name="T77"><text:s/></text:span><text:span text:style-name="T78">édition</text:span></text:p>
          <text:p text:style-name="P29"><text:span text:style-name="T78">O’Reilly </text:span><text:span text:style-name="T79">Media, </text:span><text:span text:style-name="T80">mars </text:span><text:span text:style-name="T78"><text:s/></text:span><text:span text:style-name="T66">20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0" draw:layer="layout" svg:width="0.001cm" svg:height="0.254cm" svg:x="0.626cm" svg:y="6.72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7" draw:layer="layout" svg:width="7.239cm" svg:height="0.364cm" svg:x="0.853cm" svg:y="6.639cm">
          <text:p text:style-name="P11"><text:span text:style-name="T81"><text:a xlink:href="http://shop.oreilly.com/product/9780596009656.do" xlink:type="simple">http://shop.oreilly.com/product/9780596009656.d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3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64">Bibli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31" draw:layer="layout" svg:width="3.144cm" svg:height="4.069cm" svg:x="0.382cm" svg:y="1.6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4.182cm" svg:height="1.356cm" svg:x="4.213cm" svg:y="2.992cm">
          <text:p text:style-name="P11"><text:span text:style-name="T36">Arnold</text:span><text:span text:style-name="T82"> </text:span><text:span text:style-name="T83">Robbins</text:span></text:p>
          <text:p text:style-name="P32"><text:span text:style-name="T84">bash <text:s/></text:span><text:span text:style-name="T85">Quick</text:span><text:span text:style-name="T86"> </text:span><text:span text:style-name="T87">Reference</text:span></text:p>
          <text:p text:style-name="P32"><text:span text:style-name="T88">O’Reilly </text:span><text:span text:style-name="T89">Media, </text:span><text:span text:style-name="T40">juin</text:span><text:span text:style-name="T90"> </text:span><text:span text:style-name="T83">20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0" draw:layer="layout" svg:width="0.001cm" svg:height="0.254cm" svg:x="0.626cm" svg:y="6.704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7" draw:layer="layout" svg:width="7.239cm" svg:height="0.364cm" svg:x="0.853cm" svg:y="6.614cm">
          <text:p text:style-name="P11"><text:span text:style-name="T81"><text:a xlink:href="http://shop.oreilly.com/product/9780596527761.do" xlink:type="simple">http://shop.oreilly.com/product/9780596527761.d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6">The </text:span><text:span text:style-name="T91">command</text:span><text:span text:style-name="T92"> </text:span><text:span text:style-name="T93">man</text:span></text:p>
          <text:p text:style-name="P9"><text:span text:style-name="T94">Prin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236cm" svg:height="3.054cm" svg:x="0.94cm" svg:y="2.283cm">
          <text:list text:style-name="L3">
            <text:list-item>
              <text:p text:style-name="P24"><text:span text:style-name="T95">The command man will display the manual command specified as argument:</text:span></text:p>
            </text:list-item>
          </text:list>
          <text:p><text:span text:style-name="T96"/></text:p>
          <text:p text:style-name="P34"><text:span text:style-name="T96"/></text:p>
          <text:list text:continue-numbering="true" text:style-name="L3">
            <text:list-item>
              <text:p text:style-name="P24"><text:span text:style-name="T97">The manual display is managed through the </text:span><text:span text:style-name="T98">less</text:span><text:span text:style-name="T97"> command or the </text:span><text:span text:style-name="T98">more</text:span><text:span text:style-name="T97"> comman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723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5" draw:text-style-name="P3" draw:layer="layout" svg:width="6.547cm" svg:height="0.364cm" svg:x="0.853cm" svg:y="6.633cm">
          <text:p text:style-name="P11"><text:span text:style-name="T48"><text:a xlink:href="http://fr.wikipedia.org/wiki/Man_(Unix)" xlink:type="simple">http://fr.wikipedia.org/wiki/Man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6" draw:layer="layout" svg:width="3.812cm" svg:height="0.997cm" svg:x="1.2cm" svg:y="3.2cm">
          <draw:text-box>
            <text:p><text:span text:style-name="T99">$ man bash</text:span></text:p>
            <text:p><text:span text:style-name="T99">[...]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6">The </text:span><text:span text:style-name="T91">command</text:span><text:span text:style-name="T92"> </text:span><text:span text:style-name="T93">man</text:span></text:p>
          <text:p text:style-name="P9"><text:span text:style-name="T100">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0.964cm" svg:height="1.937cm" svg:x="0.94cm" svg:y="2.559cm">
          <text:list text:style-name="L3">
            <text:list-item>
              <text:p text:style-name="P37"><text:span text:style-name="T97">The -k option searches the keyword specified in an argument in the name and description of the man pages and display the matches:</text:span></text:p>
            </text:list-item>
          </text:list>
          <text:p text:style-name="P38"><text:span text:style-name="T101">$ <text:s/></text:span><text:span text:style-name="T102">man <text:s text:c="3"/></text:span><text:span text:style-name="T103">-k</text:span><text:span text:style-name="T104"> </text:span><text:span text:style-name="T105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3.207cm" svg:height="2.115cm" svg:x="1.308cm" svg:y="4.581cm">
          <text:p text:style-name="P39"><text:span text:style-name="T106">bash</text:span><text:span text:style-name="T107"> </text:span><text:span text:style-name="T108">(1)</text:span></text:p>
          <text:p text:style-name="P39"><text:span text:style-name="T109">bash-builtins</text:span><text:span text:style-name="T110"> </text:span><text:span text:style-name="T108">(7)</text:span></text:p>
          <text:p text:style-name="P39"><text:span text:style-name="T111">bashbug <text:s/></text:span><text:span text:style-name="T108">(1)</text:span></text:p>
          <text:p text:style-name="P39"><text:span text:style-name="T112">builtins</text:span><text:span text:style-name="T113"> </text:span><text:span text:style-name="T108">(7)</text:span></text:p>
          <text:p text:style-name="P39"><text:span text:style-name="T114">rbash</text:span><text:span text:style-name="T115"> </text:span><text:span text:style-name="T108">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7" draw:layer="layout" svg:width="6.897cm" svg:height="2.115cm" svg:x="5.183cm" svg:y="4.581cm">
          <text:list text:style-name="L4">
            <text:list-item>
              <text:p text:style-name="P40"><text:span text:style-name="T116">GNU</text:span><text:span text:style-name="T117"> </text:span><text:span text:style-name="T118">Bourne-Again</text:span><text:span text:style-name="T117"> </text:span><text:span text:style-name="T119">SHell</text:span></text:p>
            </text:list-item>
            <text:list-item>
              <text:p text:style-name="P40"><text:span text:style-name="T106">bash <text:s/></text:span><text:span text:style-name="T120">built-in </text:span><text:span text:style-name="T121">commands, <text:s text:c="2"/></text:span><text:span text:style-name="T122">see</text:span><text:span text:style-name="T123"> </text:span><text:span text:style-name="T122">bash(1)</text:span></text:p>
            </text:list-item>
            <text:list-item>
              <text:p text:style-name="P40"><text:span text:style-name="T124">report <text:s/></text:span><text:span text:style-name="T125">a <text:s/></text:span><text:span text:style-name="T121">bug <text:s text:c="2"/></text:span><text:span text:style-name="T126">in</text:span><text:span text:style-name="T127"> </text:span><text:span text:style-name="T106">bash</text:span></text:p>
            </text:list-item>
            <text:list-item>
              <text:p text:style-name="P40"><text:span text:style-name="T106">bash <text:s/></text:span><text:span text:style-name="T120">built-in </text:span><text:span text:style-name="T121">commands, <text:s text:c="2"/></text:span><text:span text:style-name="T122">see</text:span><text:span text:style-name="T123"> </text:span><text:span text:style-name="T122">bash(1)</text:span></text:p>
            </text:list-item>
            <text:list-item>
              <text:p text:style-name="P40"><text:span text:style-name="T128">restricted </text:span><text:span text:style-name="T122">bash, <text:s/>see</text:span><text:span text:style-name="T129"> </text:span><text:span text:style-name="T122">bash(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4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6">The </text:span><text:span text:style-name="T91">command</text:span><text:span text:style-name="T92"> </text:span><text:span text:style-name="T130">p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9" draw:text-style-name="P7" draw:layer="layout" svg:width="11.71cm" svg:height="5.537cm" svg:x="0.547cm" svg:y="1.75cm">
          <text:list text:style-name="L5">
            <text:list-item>
              <text:p text:style-name="P12"><text:span text:style-name="T70">Means</text:span><text:span text:style-name="T131">: </text:span><text:span text:style-name="T132">print </text:span><text:span text:style-name="T133">working </text:span><text:span text:style-name="T72">directory</text:span><text:span text:style-name="T134">.</text:span></text:p>
            </text:list-item>
            <text:list-item>
              <text:p text:style-name="P12"><text:span text:style-name="T135">Displays the absolute path of the current directory:</text:span></text:p>
            </text:list-item>
          </text:list>
          <text:p text:style-name="P42"><text:span text:style-name="T136"/></text:p>
          <text:p text:style-name="P42"><text:span text:style-name="T136"/></text:p>
          <text:list text:continue-numbering="true" text:style-name="L5">
            <text:list-item>
              <text:p text:style-name="P24"><text:span text:style-name="T135">Is really useful because the current directory path often figure in the promp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58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4.849cm" svg:height="0.364cm" svg:x="0.853cm" svg:y="6.498cm">
          <text:p text:style-name="P11"><text:span text:style-name="T48"><text:a xlink:href="http://fr.wikipedia.org/wiki/Pwd" xlink:type="simple">http://fr.wikipedia.org/wiki/Pw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0" draw:text-style-name="P4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6" draw:layer="layout" svg:width="5.082cm" svg:height="0.997cm" svg:x="1.2cm" svg:y="2.8cm">
          <draw:text-box>
            <text:p><text:span text:style-name="T99">$ pwd</text:span></text:p>
            <text:p><text:span text:style-name="T99">/home/formation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6">The </text:span><text:span text:style-name="T91">command</text:span><text:span text:style-name="T137"> </text:span><text:span text:style-name="T138">uname</text:span></text:p>
          <text:p text:style-name="P9"><text:span text:style-name="T94">Princip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7.867cm" svg:height="2.083cm" svg:x="0.94cm" svg:y="2.589cm">
          <text:list text:style-name="L3">
            <text:list-item>
              <text:p text:style-name="P12"><text:span text:style-name="T26">Means</text:span><text:span text:style-name="T139">: </text:span><text:span text:style-name="T140">UNIX</text:span><text:span text:style-name="T141"> </text:span><text:span text:style-name="T142">name</text:span><text:span text:style-name="T83">.</text:span></text:p>
            </text:list-item>
            <text:list-item>
              <text:p text:style-name="P12"><text:span text:style-name="T27">Displays the system information</text:span></text:p>
            </text:list-item>
          </text:list>
          <text:p text:style-name="P34"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283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5.149cm" svg:height="0.364cm" svg:x="0.853cm" svg:y="6.193cm">
          <text:p text:style-name="P11"><text:span text:style-name="T81"><text:a xlink:href="http://fr.wikipedia.org/wiki/Uname" xlink:type="simple">http://fr.wikipedia.org/wiki/Unam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4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6" draw:layer="layout" svg:width="2.657cm" svg:height="0.997cm" svg:x="1.2cm" svg:y="3.6cm">
          <draw:text-box>
            <text:p><text:span text:style-name="T99">$ uname</text:span></text:p>
            <text:p><text:span text:style-name="T99">Linux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6">The </text:span><text:span text:style-name="T91">command</text:span><text:span text:style-name="T137"> </text:span><text:span text:style-name="T138">uname</text:span></text:p>
          <text:p text:style-name="P9"><text:span text:style-name="T143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102cm" svg:height="7.609cm" svg:x="0.94cm" svg:y="1.983cm">
          <text:list text:style-name="L3">
            <text:list-item>
              <text:p text:style-name="P12"><text:span text:style-name="T97">The -s option (or --kernel-name) displays the kernel name:</text:span></text:p>
            </text:list-item>
          </text:list>
          <text:p text:style-name="P12"><text:span text:style-name="T97"><text:s text:c="4"/></text:span><text:span text:style-name="T98">$ uname -s</text:span></text:p>
          <text:p text:style-name="P34"><text:span text:style-name="T98">Linux</text:span></text:p>
          <text:list text:continue-numbering="true" text:style-name="L3">
            <text:list-item>
              <text:p text:style-name="P12"><text:span text:style-name="T40">The -n option (or –nodename) displays the computer name:</text:span></text:p>
            </text:list-item>
          </text:list>
          <text:p text:style-name="P12"><text:span text:style-name="T144"><text:s text:c="2"/></text:span><text:span text:style-name="T144">$ uname -n</text:span></text:p>
          <text:p text:style-name="P34"><text:span text:style-name="T98">Linux</text:span></text:p>
          <text:list text:continue-numbering="true" text:style-name="L3">
            <text:list-item>
              <text:p text:style-name="P12"><text:span text:style-name="T40">The option -r (or –kernel-release) displays the version number of the kernel:</text:span></text:p>
            </text:list-item>
          </text:list>
          <text:p text:style-name="P12"><text:span text:style-name="T144"><text:s text:c="2"/></text:span><text:span text:style-name="T144">$ uname -r</text:span></text:p>
          <text:p text:style-name="P12"><text:span text:style-name="T144"><text:s text:c="2"/></text:span><text:span text:style-name="T144">2.6.32-5-686</text:span></text:p>
          <text:p text:style-name="P12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4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6">The </text:span><text:span text:style-name="T91">command</text:span><text:span text:style-name="T137"> </text:span><text:span text:style-name="T138">u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403cm" svg:height="10.473cm" svg:x="0.94cm" svg:y="1.117cm">
          <text:p text:style-name="P46"><text:span text:style-name="T145">Options</text:span></text:p>
          <text:list text:style-name="L3">
            <text:list-item>
              <text:p text:style-name="P24"><text:span text:style-name="T40">The option -v (or –kernel-version) displays the identification of the kernel:</text:span></text:p>
            </text:list-item>
          </text:list>
          <text:p text:style-name="P24"><text:span text:style-name="T144"><text:tab/></text:span><text:span text:style-name="T144">$ uname -v</text:span></text:p>
          <text:p text:style-name="P24"><text:span text:style-name="T144"><text:tab/></text:span><text:span text:style-name="T144">#1 SMP Mon Oct 3 04:15:24 UTC 2011</text:span></text:p>
          <text:list text:continue-numbering="true" text:style-name="L3">
            <text:list-item>
              <text:p text:style-name="P24"><text:span text:style-name="T40">The option -m (or --machine) displays the type of material:</text:span></text:p>
            </text:list-item>
          </text:list>
          <text:p text:style-name="P24"><text:span text:style-name="T144"><text:tab/></text:span><text:span text:style-name="T144">$ uname -m</text:span></text:p>
          <text:p text:style-name="P24"><text:span text:style-name="T144"><text:tab/></text:span><text:span text:style-name="T144">i686</text:span></text:p>
          <text:list text:continue-numbering="true" text:style-name="L3">
            <text:list-item>
              <text:p text:style-name="P24"><text:span text:style-name="T40">The option -o (or --operating-system) displays the operating system:</text:span></text:p>
            </text:list-item>
          </text:list>
          <text:p text:style-name="P24"><text:span text:style-name="T144"><text:tab/></text:span><text:span text:style-name="T144">$ uname -o</text:span></text:p>
          <text:p text:style-name="P24"><text:span text:style-name="T144"><text:tab/></text:span><text:span text:style-name="T144">GNU/Linux</text:span></text:p>
          <text:list text:continue-numbering="true" text:style-name="L3">
            <text:list-item>
              <text:p text:style-name="P24"><text:span text:style-name="T146">The option -a (or --all) displays all the previous information:</text:span></text:p>
            </text:list-item>
          </text:list>
          <text:p text:style-name="P24"><text:span text:style-name="T144"><text:tab/></text:span><text:span text:style-name="T144">$ uname -a</text:span></text:p>
          <text:p text:style-name="P24"><text:span text:style-name="T144"><text:tab/></text:span><text:span text:style-name="T147">Linux formation 2.6.32-5-686 #1 SMP Mon Oct 3 04:15:24 UTC 2011 i686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4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48">The command history</text:span></text:p>
          <text:p text:style-name="P9"><text:span text:style-name="T94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4" draw:text-style-name="P7" draw:layer="layout" svg:width="11.32cm" svg:height="4.938cm" svg:x="0.94cm" svg:y="2.123cm">
          <text:list text:style-name="L3">
            <text:list-item>
              <text:p text:style-name="P24"><text:span text:style-name="T39">Memory recording mechanism of commands entered in order to reuse all or part later.</text:span></text:p>
            </text:list-item>
            <text:list-item>
              <text:p text:style-name="P24"><text:span text:style-name="T39">A limited size (500 by default to bash).</text:span></text:p>
            </text:list-item>
            <text:list-item>
              <text:p text:style-name="P24"><text:span text:style-name="T39">Is saved when leaving the command in ~ / .bash_history, which will be played at the beginning of the next session to initialize history.</text:span></text:p>
            </text:list-item>
            <text:list-item>
              <text:p text:style-name="P24"><text:span text:style-name="T39">It is easy to navigate in the recent history with the arrow up ↑ and down ↓.</text:span></text:p>
            </text:list-item>
            <text:list-item>
              <text:p text:style-name="P12"><text:span text:style-name="T39">Using the history command is more effective for longer hist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4" draw:text-style-name="P4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0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1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48">The command history</text:span></text:p>
          <text:p text:style-name="P9"><text:span text:style-name="T149">The command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6.313cm" svg:height="2.899cm" svg:x="0.94cm" svg:y="2.346cm">
          <text:list text:style-name="L3">
            <text:list-item>
              <text:p text:style-name="P12"><text:span text:style-name="T27">Displays the command history</text:span></text:p>
            </text:list-item>
          </text:list>
          <text:p text:style-name="P38"><text:span text:style-name="T150">$</text:span><text:span text:style-name="T151"> </text:span><text:span text:style-name="T152">history</text:span></text:p>
          <text:list text:style-name="L6">
            <text:list-item>
              <text:list>
                <text:list-item>
                  <text:p text:style-name="P12"><text:span text:style-name="T153">man <text:s text:c="2"/></text:span><text:span text:style-name="T154"><text:s/></text:span><text:span text:style-name="T41">bash</text:span></text:p>
                </text:list-item>
                <text:list-item>
                  <text:p text:style-name="P12"><text:span text:style-name="T155">pwd</text:span></text:p>
                </text:list-item>
                <text:list-item>
                  <text:p text:style-name="P12"><text:span text:style-name="T156">uname</text:span></text:p>
                </text:list-item>
                <text:list-item>
                  <text:p text:style-name="P12"><text:span text:style-name="T152">his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64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6.493cm" svg:height="0.364cm" svg:x="0.853cm" svg:y="6.558cm">
          <text:p text:style-name="P11"><text:span text:style-name="T48"><text:a xlink:href="http://en.wikipedia.org/wiki/History_(Unix)" xlink:type="simple">http://en.wikipedia.org/wiki/History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4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48">The command history</text:span></text:p>
          <text:p text:style-name="P9"><text:span text:style-name="T157">Recalling a previous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197cm" svg:height="9.803cm" svg:x="0.94cm" svg:y="2.134cm">
          <text:list text:style-name="L3">
            <text:list-item>
              <text:p text:style-name="P24"><text:span text:style-name="T27">Recalling a previous order is made by an exclamation point followed by one or more characters.</text:span></text:p>
            </text:list-item>
            <text:list-item>
              <text:p text:style-name="P24"><text:span text:style-name="T27">In all cases, the recalled command is displayed by the shell then immediately executed.</text:span></text:p>
            </text:list-item>
            <text:list-item>
              <text:p text:style-name="P12"><text:span text:style-name="T158">!!</text:span><text:span text:style-name="T39">allows to execute again</text:span><text:span text:style-name="T30"> </text:span><text:span text:style-name="T159">the previous</text:span><text:span text:style-name="T39"> </text:span><text:span text:style-name="T83">command</text:span><text:span text:style-name="T139">:</text:span></text:p>
            </text:list-item>
          </text:list>
          <text:p text:style-name="P38"><text:span text:style-name="T158">$ date</text:span></text:p>
          <text:p text:style-name="P38"><text:span text:style-name="T158">thursday <text:s/>4 <text:s/>July 2013, <text:s/>14:29:12 (UTC+0200)</text:span></text:p>
          <text:p text:style-name="P34"><text:span text:style-name="T158">$ !!</text:span></text:p>
          <text:p text:style-name="P34"><text:span text:style-name="T158">date</text:span></text:p>
          <text:p text:style-name="P38"><text:span text:style-name="T158">thursday <text:s/>4 <text:s/>July 2013, <text:s/>14:29:27 (UTC+02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5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48">The command history</text:span></text:p>
          <text:p text:style-name="P9"><text:span text:style-name="T157">Recalling a previous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0.678cm" svg:height="6.815cm" svg:x="0.94cm" svg:y="2.111cm">
          <text:list text:style-name="L3">
            <text:list-item>
              <text:p text:style-name="P24"><text:span text:style-name="T158">!</text:span><text:span text:style-name="T30"> followed by the number of a command in the history allows to rerun this command</text:span></text:p>
            </text:list-item>
          </text:list>
          <text:p text:style-name="P34"><text:span text:style-name="T160">$ !2</text:span></text:p>
          <text:p text:style-name="P34"><text:span text:style-name="T160">pwd</text:span></text:p>
          <text:p text:style-name="P51"><text:span text:style-name="T160">/home/formation</text:span></text:p>
          <text:list text:continue-numbering="true" text:style-name="L3">
            <text:list-item>
              <text:p text:style-name="P24"><text:span text:style-name="T161">!</text:span><text:span text:style-name="T39">followed by one or more characters allows to re-execute the last command whose name begins with these characters:</text:span></text:p>
            </text:list-item>
          </text:list>
          <text:p text:style-name="P52"><text:span text:style-name="T160">$ !un</text:span></text:p>
          <text:p text:style-name="P52"><text:span text:style-name="T160">uname</text:span></text:p>
          <text:p text:style-name="P52"><text:span text:style-name="T160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5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6">The </text:span><text:span text:style-name="T91">command</text:span><text:span text:style-name="T162"> </text:span><text:span text:style-name="T163">ec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0" draw:layer="layout" svg:width="0.001cm" svg:height="0.254cm" svg:x="0.626cm" svg:y="7.78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7" draw:layer="layout" svg:width="11.035cm" svg:height="6.138cm" svg:x="0.853cm" svg:y="1.149cm">
          <text:list text:style-name="L7">
            <text:list-item>
              <text:p text:style-name="P24"><text:span text:style-name="T32">The</text:span><text:span text:style-name="T83"> </text:span><text:span text:style-name="T41">echo</text:span><text:span text:style-name="T164"> command is one of the simplest because that it just prints its arguments:</text:span></text:p>
            </text:list-item>
          </text:list>
          <text:p text:style-name="P54"><text:span text:style-name="T158">$ echo toto tata</text:span></text:p>
          <text:p text:style-name="P54"><text:span text:style-name="T165">toto</text:span><text:span text:style-name="T166"> </text:span><text:span text:style-name="T167">tata</text:span></text:p>
          <text:p text:style-name="P55"><text:span text:style-name="T168">$</text:span><text:span text:style-name="T169"> </text:span><text:span text:style-name="T170">□</text:span></text:p>
          <text:list text:continue-numbering="true" text:style-name="L7">
            <text:list-item>
              <text:p text:style-name="P24"><text:span text:style-name="T97">The echo command automatically generates a newline after the last argument. The -n option allows not generate:</text:span></text:p>
            </text:list-item>
          </text:list>
          <text:p text:style-name="P54"><text:span text:style-name="T158">$ echo -n toto tata</text:span></text:p>
          <text:p text:style-name="P54"><text:span text:style-name="T158">toto <text:s/>tata$ □</text:span></text:p>
          <text:list text:continue-numbering="true" text:style-name="L7">
            <text:list-item>
              <text:p text:style-name="P24"><text:span text:style-name="T32">The echo command is mainly used to see the effect of some treatments done by the shell.</text:span></text:p>
            </text:list-item>
          </text:list>
          <text:p text:style-name="P11"><text:span text:style-name="T50"><text:a xlink:href="http://fr.wikipedia.org/wiki/Echo_(Unix)" xlink:type="simple">http://fr.wikipedia.org/wiki/Echo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8" draw:text-style-name="P5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48">The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35cm" svg:height="7.309cm" svg:x="0.94cm" svg:y="1.117cm">
          <text:p text:style-name="P46"><text:span text:style-name="T171">Principle</text:span></text:p>
          <text:list text:style-name="L3">
            <text:list-item>
              <text:p text:style-name="P24"><text:span text:style-name="T27">A variable can store a value to future use.</text:span></text:p>
            </text:list-item>
            <text:list-item>
              <text:p text:style-name="P24"><text:span text:style-name="T27">The shell has only one variable, which stores strings (where some programming languages distinguish several types of variables based on the values they can store).</text:span></text:p>
            </text:list-item>
          </text:list>
          <text:list text:style-name="L8">
            <text:list-item>
              <text:p text:style-name="P40"><text:span text:style-name="T27">There are three categories of variables:</text:span></text:p>
            </text:list-item>
          </text:list>
          <text:list text:style-name="L9">
            <text:list-item>
              <text:list>
                <text:list-item>
                  <text:p text:style-name="P40"><text:span text:style-name="T172">special variables, whose name consists of a symbol or a figure whose value is set by the shell;</text:span></text:p>
                </text:list-item>
                <text:list-item>
                  <text:p text:style-name="P40"><text:span text:style-name="T172">environment variables, whose name is traditionally made up of capitals and whose value is fixed in the configuration of the command is inherited from his father;</text:span></text:p>
                </text:list-item>
                <text:list-item>
                  <text:p text:style-name="P40"><text:span text:style-name="T172">variables defined by the user, whose name is traditionally made up of letters in lower cas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5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48">The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239cm" svg:height="6.701cm" svg:x="0.94cm" svg:y="1.117cm">
          <text:p text:style-name="P46"><text:span text:style-name="T173">Creating and initializing a variable defined by the user</text:span></text:p>
          <text:list text:style-name="L3">
            <text:list-item>
              <text:p text:style-name="P24"><text:span text:style-name="T27">The name of a variable defined by the user can contain letters (it makes the difference between capitals and lower case), numbers or underscores. It can not start with a number.</text:span></text:p>
            </text:list-item>
            <text:list-item>
              <text:p text:style-name="P24"><text:span text:style-name="T27">A variable is created by assigning a value using the following syntax:</text:span></text:p>
            </text:list-item>
          </text:list>
          <text:p text:style-name="P38"><text:span text:style-name="T158">$ name=value</text:span></text:p>
          <text:p text:style-name="P38"><text:span text:style-name="T27">We must put absolutely no space around the equal sign.</text:span></text:p>
          <text:list text:continue-numbering="true" text:style-name="L3">
            <text:list-item>
              <text:p text:style-name="P24"><text:span text:style-name="T27">If the value contains spaces, each must be preceded by a backslash or the value must be surrounded by double quotation marks or apostrophes:</text:span></text:p>
            </text:list-item>
          </text:list>
          <text:p text:style-name="P38"><text:span text:style-name="T158">$ <text:s/>name=value\ <text:s/>with\ <text:s/>spaces</text:span></text:p>
          <text:p text:style-name="P38"><text:span text:style-name="T158">$ <text:s/>name="value <text:s/>with <text:s/>spaces"</text:span></text:p>
          <text:p text:style-name="P38"><text:span text:style-name="T158">$ <text:s/>name=’value <text:s/>with spaces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5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74">The</text:span><text:span text:style-name="T175"> </text:span><text:span text:style-name="T176">variables</text:span></text:p>
          <text:p text:style-name="P59"><text:span text:style-name="T177">Value </text:span><text:span text:style-name="T178">of a</text:span><text:span text:style-name="T179"> </text:span><text:span text:style-name="T180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0.849cm" svg:height="3.889cm" svg:x="0.94cm" svg:y="2.592cm">
          <text:list text:style-name="L10">
            <text:list-item>
              <text:p text:style-name="P24"><text:span text:style-name="T97">The command replaces any symbol of dollar $ followed immediately by a variable name by the value of this variable.</text:span></text:p>
            </text:list-item>
          </text:list>
          <text:list text:style-name="L3">
            <text:list-item>
              <text:p text:style-name="P24"><text:span text:style-name="T97">We can for example display the value of a variable using the echo command with argument in a symbol immediately followed dollar variable name:</text:span></text:p>
            </text:list-item>
          </text:list>
          <text:p text:style-name="P34"><text:span text:style-name="T168">$ </text:span><text:span text:style-name="T181">echo </text:span><text:span text:style-name="T182">$name <text:s/></text:span><text:span text:style-name="T183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6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74">The</text:span><text:span text:style-name="T175"> </text:span><text:span text:style-name="T176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267cm" svg:height="5.578cm" svg:x="0.94cm" svg:y="1.117cm">
          <text:p text:style-name="P46"><text:span text:style-name="T184">The </text:span><text:span text:style-name="T185">command</text:span><text:span text:style-name="T186"> </text:span><text:span text:style-name="T187">set</text:span></text:p>
          <text:list text:style-name="L3">
            <text:list-item>
              <text:p text:style-name="P12"><text:span text:style-name="T32">The </text:span><text:span text:style-name="T139">command</text:span><text:span text:style-name="T83"> </text:span><text:span text:style-name="T188">set </text:span><text:span text:style-name="T189">displays</text:span><text:span text:style-name="T88"> </text:span><text:span text:style-name="T139">:</text:span></text:p>
            </text:list-item>
          </text:list>
          <text:list text:style-name="L8">
            <text:list-item>
              <text:p text:style-name="P61"><text:span text:style-name="T190">the environment variables;</text:span></text:p>
            </text:list-item>
            <text:list-item>
              <text:p text:style-name="P61"><text:span text:style-name="T190">variables defined by the user;</text:span></text:p>
            </text:list-item>
            <text:list-item>
              <text:p text:style-name="P61"><text:span text:style-name="T190">the function definitions.</text:span></text:p>
            </text:list-item>
          </text:list>
          <text:p text:style-name="P34"><text:span text:style-name="T27">Each line of the display indicates the name of a variable followed by an equal sign followed by the value of the variable:</text:span></text:p>
          <text:p text:style-name="P34"><text:span text:style-name="T158">$ set <text:s/>[...]</text:span></text:p>
          <text:p text:style-name="P34"><text:span text:style-name="T158">name=value <text:s/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7.545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10.56cm" svg:height="0.726cm" svg:x="0.853cm" svg:y="7.456cm">
          <text:p text:style-name="P11"><text:span text:style-name="T60"><text:a xlink:href="http://www.gnu.org/software/bash/manual/html_node/The-Set-Builtin.html" xlink:type="simple">http://ww</text:a></text:span><text:span text:style-name="T60"><text:a xlink:href="http://www.gnu.org/software/bash/manual/html_node/The-Set-Builtin.html" xlink:type="simple">w</text:a></text:span><text:span text:style-name="T81"><text:a xlink:href="http://www.gnu.org/software/bash/manual/html_node/The-Set-Builtin.html" xlink:type="simple">.gnu.org/software/b</text:a></text:span><text:span text:style-name="T81"><text:a xlink:href="http://www.gnu.org/software/bash/manual/html_node/The-Set-Builtin.html" xlink:type="simple">a</text:a></text:span><text:span text:style-name="T191"><text:a xlink:href="http://www.gnu.org/software/bash/manual/html_node/The-Set-Builtin.html" xlink:type="simple">sh/manual/html_node</text:a></text:span><text:span text:style-name="T192"><text:a xlink:href="http://www.gnu.org/software/bash/manual/html_node/The-Set-Builtin.html" xlink:type="simple">/</text:a></text:span><text:span text:style-name="T52"><text:a xlink:href="http://www.gnu.org/software/bash/manual/html_node/The-Set-Builtin.html" xlink:type="simple">The</text:a></text:span><text:span text:style-name="T50"><text:a xlink:href="http://www.gnu.org/software/bash/manual/html_node/The-Set-Builtin.html" xlink:type="simple">-</text:a></text:span><text:span text:style-name="T193"><text:a xlink:href="http://www.gnu.org/software/bash/manual/html_node/The-Set-Builtin.html" xlink:type="simple">Set</text:a></text:span><text:span text:style-name="T194"><text:a xlink:href="http://www.gnu.org/software/bash/manual/html_node/The-Set-Builtin.html" xlink:type="simple">-</text:a></text:span><text:span text:style-name="T44"><text:a xlink:href="http://www.gnu.org/software/bash/manual/html_node/The-Set-Builtin.html" xlink:type="simple">Builtin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6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74">The</text:span><text:span text:style-name="T175"> </text:span><text:span text:style-name="T176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267cm" svg:height="6.358cm" svg:x="0.94cm" svg:y="1.117cm">
          <text:p text:style-name="P46"><text:span text:style-name="T184">The </text:span><text:span text:style-name="T185">command</text:span><text:span text:style-name="T195"> </text:span><text:span text:style-name="T196">env</text:span></text:p>
          <text:p text:style-name="P46"><text:span text:style-name="T28"/></text:p>
          <text:list text:style-name="L3">
            <text:list-item>
              <text:p text:style-name="P12"><text:span text:style-name="T139">The command env displays the environment variables.</text:span></text:p>
            </text:list-item>
          </text:list>
          <text:p text:style-name="P34"><text:span text:style-name="T139">Each line of the display indicates the name of a variable followed by an equal sign followed by the value of the variable:</text:span></text:p>
          <text:p text:style-name="P34"><text:span text:style-name="T150">$ </text:span><text:span text:style-name="T197">env <text:s/></text:span><text:span text:style-name="T198">[...]</text:span></text:p>
          <text:p text:style-name="P34"><text:span text:style-name="T199">HOME=/home/formation <text:s/></text:span><text:span text:style-name="T200">LOGNAME=formation <text:s/></text:span><text:span text:style-name="T201">PATH=/usr/local/bin:/usr/bin:/bin <text:s/></text:span><text:span text:style-name="T38">SHELL=/bin/bash</text:span></text:p>
          <text:p text:style-name="P34"><text:span text:style-name="T202">TERM=xterm <text:s/></text:span><text:span text:style-name="T203">USER=formation <text:s/></text:span><text:span text:style-name="T198"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6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74">The</text:span><text:span text:style-name="T175"> </text:span><text:span text:style-name="T176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9.615cm" svg:height="5.839cm" svg:x="1.078cm" svg:y="1.117cm">
          <text:p text:style-name="P11"><text:span text:style-name="T173">Some classic environment variables</text:span></text:p>
          <text:p text:style-name="P12"><text:span text:style-name="T20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7.72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8.004cm" svg:height="0.364cm" svg:x="0.853cm" svg:y="7.632cm">
          <text:p text:style-name="P11"><text:span text:style-name="T48"><text:a xlink:href="http://fr.wikipedia.org/wiki/Variable_d%27environnement" xlink:type="simple">http://fr.wikipedia.org/wiki/Variable_d’environnem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6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003cm" svg:height="4.735cm" svg:x="0.924cm" svg:y="1.5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5"><text:span text:style-name="T205">DISPLAY</text:span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>HOME</text:span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>LANG</text:span></text:p>
                <text:p text:style-name="P65"><text:span text:style-name="T205"/></text:p>
                <text:p text:style-name="P65"><text:span text:style-name="T205"/></text:p>
              </table:table-cell>
              <table:table-cell>
                <text:p text:style-name="P65"><text:span text:style-name="T205">mean to access the X server:</text:span></text:p>
                <text:p text:style-name="P65"><text:span text:style-name="T205">$ Echo $ DISPLAY</text:span></text:p>
                <text:p text:style-name="P65"><text:span text:style-name="T205">0.0</text:span></text:p>
                <text:p text:style-name="P65"><text:span text:style-name="T205"/></text:p>
                <text:p text:style-name="P65"><text:span text:style-name="T205">absolute path to the the user's home directory:</text:span></text:p>
                <text:p text:style-name="P65"><text:span text:style-name="T205">$ echo $HOME</text:span></text:p>
                <text:p text:style-name="P65"><text:span text:style-name="T205">/home/formation</text:span></text:p>
                <text:p text:style-name="P65"><text:span text:style-name="T205"/></text:p>
                <text:p text:style-name="P65"><text:span text:style-name="T205">language to use for display</text:span></text:p>
                <text:p text:style-name="P65"><text:span text:style-name="T205">$ echo $LANG</text:span></text:p>
                <text:p text:style-name="P65"><text:span text:style-name="T205">fr_FR.UTF-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custom-shape draw:name="TextShape 2" draw:style-name="gr45" draw:text-style-name="P10" draw:layer="layout" svg:width="10.712cm" svg:height="1.604cm" svg:x="1.078cm" svg:y="0.455cm">
          <text:p text:style-name="P9"><text:span text:style-name="T174">The</text:span><text:span text:style-name="T175"> </text:span><text:span text:style-name="T176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3" draw:layer="layout" svg:width="9.615cm" svg:height="5.839cm" svg:x="1.078cm" svg:y="1.117cm">
          <text:p text:style-name="P11"><text:span text:style-name="T173">Some classic environment variables</text:span></text:p>
          <text:p text:style-name="P12"><text:span text:style-name="T20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20" draw:layer="layout" svg:width="0.001cm" svg:height="0.254cm" svg:x="0.626cm" svg:y="7.72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8" draw:text-style-name="P3" draw:layer="layout" svg:width="8.8cm" svg:height="0.364cm" svg:x="0.8cm" svg:y="8.236cm">
          <text:p text:style-name="P11"><text:span text:style-name="T48"><text:a xlink:href="http://fr.wikipedia.org/wiki/Variable_d%27environnement" xlink:type="simple">http://fr.wikipedia.org/wiki/Variable_d’environnem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6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0" draw:text-style-name="P16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51" draw:text-style-name="P18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003cm" svg:height="6.987cm" svg:x="0.924cm" svg:y="1.5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65"><text:span text:style-name="T205">DISPLAY</text:span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>PWD</text:span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>SHELL</text:span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/></text:p>
                <text:p text:style-name="P65"><text:span text:style-name="T205">USER</text:span></text:p>
              </table:table-cell>
              <table:table-cell table:style-name="ce2">
                <text:p text:style-name="P66"><text:span text:style-name="T206">liste of paths of commans search:</text:span></text:p>
                <text:p text:style-name="P66"><text:span text:style-name="T206">$ echo $PATH <text:s/>PATH=/usr/local/bin:/usr/bin:/bin</text:span></text:p>
                <text:p text:style-name="P67"><text:span text:style-name="T205"/></text:p>
                <text:p text:style-name="P67"><text:span text:style-name="T205">absolute path of the current directory:</text:span></text:p>
                <text:p text:style-name="P67"><text:span text:style-name="T205">$ echo $PWD</text:span></text:p>
                <text:p text:style-name="P67"><text:span text:style-name="T205">/home/formation</text:span></text:p>
                <text:p text:style-name="P67"><text:span text:style-name="T205"/></text:p>
                <text:p text:style-name="P67"><text:span text:style-name="T205">chemin d’accès absolu de l’interpréteur de commandes :</text:span></text:p>
                <text:p text:style-name="P67"><text:span text:style-name="T205">$ echo $SHELL</text:span></text:p>
                <text:p text:style-name="P67"><text:span text:style-name="T205">/bin/bash</text:span></text:p>
                <text:p text:style-name="P67"><text:span text:style-name="T205"/></text:p>
                <text:p text:style-name="P67"><text:span text:style-name="T205">ID of user:</text:span></text:p>
                <text:p text:style-name="P67"><text:span text:style-name="T205">$ echo $USER</text:span></text:p>
                <text:p text:style-name="P67"><text:span text:style-name="T205">formation</text:span></text:p>
                <text:p text:style-name="P67"><text:span text:style-name="T205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74">The</text:span><text:span text:style-name="T175"> </text:span><text:span text:style-name="T176">variables</text:span></text:p>
          <text:p text:style-name="P9"><text:span text:style-name="T207">The </text:span><text:span text:style-name="T208">command</text:span><text:span text:style-name="T94"> </text:span><text:span text:style-name="T209">ex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1.07cm" svg:height="2.793cm" svg:x="0.94cm" svg:y="3.046cm">
          <text:list text:style-name="L3">
            <text:list-item>
              <text:p text:style-name="P12"><text:span text:style-name="T27">Transform any variable into environment variable:</text:span></text:p>
            </text:list-item>
          </text:list>
          <text:p text:style-name="P38"><text:span text:style-name="T206">$ NAME=value</text:span></text:p>
          <text:p text:style-name="P38"><text:span text:style-name="T206">$ <text:s/>export NAME</text:span></text:p>
          <text:list text:continue-numbering="true" text:style-name="L3">
            <text:list-item>
              <text:p text:style-name="P12"><text:span text:style-name="T27">both operations can be performed at once:</text:span></text:p>
            </text:list-item>
          </text:list>
          <text:p text:style-name="P38"><text:span text:style-name="T206">$ <text:s/>export NAME=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6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74">The </text:span><text:span text:style-name="T176">variables</text:span></text:p>
          <text:p text:style-name="P59"><text:span text:style-name="T157">Temporary environment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3" draw:text-style-name="P7" draw:layer="layout" svg:width="11.71cm" svg:height="6.055cm" svg:x="0.547cm" svg:y="1.75cm">
          <text:list text:style-name="L5">
            <text:list-item>
              <text:p text:style-name="P24"><text:span text:style-name="T135">It is possible to create environment variables that exist only during the execution of an order.</text:span></text:p>
            </text:list-item>
            <text:list-item>
              <text:p text:style-name="P12"><text:span text:style-name="T135">For this, we can use two syntaxes:</text:span></text:p>
            </text:list-item>
          </text:list>
          <text:list text:style-name="L12">
            <text:list-item>
              <text:p text:style-name="P69"><text:span text:style-name="T210">by preceding the control (with its options and possible arguments) to initialize environment variables:</text:span></text:p>
            </text:list-item>
          </text:list>
          <text:p text:style-name="P69"><text:span text:style-name="T211">$ <text:s/>NAME1</text:span><text:span text:style-name="T212">=value1 <text:s text:c="2"/>NAME2=value2 </text:span><text:span text:style-name="T213">command</text:span></text:p>
          <text:list text:style-name="L13">
            <text:list-item>
              <text:p text:style-name="P69"><text:span text:style-name="T210">using the env command and an identical formulation:</text:span></text:p>
            </text:list-item>
          </text:list>
          <text:p text:style-name="P70"><text:span text:style-name="T211">$ <text:s/></text:span><text:span text:style-name="T214">env <text:s/>NAME1</text:span><text:span text:style-name="T212">=value1 <text:s text:c="2"/>NAME2=value2</text:span><text:span text:style-name="T215"> </text:span><text:span text:style-name="T213">command</text:span></text:p>
          <text:list text:style-name="L14">
            <text:list-header>
              <text:p text:style-name="P69"><text:span text:style-name="T216"/></text:p>
            </text:list-header>
          </text:list>
          <text:p text:style-name="P70"><text:span text:style-name="T2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7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custom-shape draw:name="TextShape 2" draw:style-name="gr4" draw:text-style-name="P7" draw:layer="layout" svg:width="10.712cm" svg:height="1.604cm" svg:x="1.078cm" svg:y="0.455cm">
          <text:p><text:span text:style-name="T148">The variables</text:span></text:p>
          <text:p text:style-name="P9"><text:span text:style-name="T207">The </text:span><text:span text:style-name="T208">command</text:span><text:span text:style-name="T177"> </text:span><text:span text:style-name="T218">u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3.87cm" svg:height="2.883cm" svg:x="0.94cm" svg:y="2.346cm">
          <text:list text:style-name="L3">
            <text:list-item>
              <text:p text:style-name="P12"><text:span text:style-name="T139">Destroy </text:span><text:span text:style-name="T219">a </text:span><text:span text:style-name="T30">variable</text:span><text:span text:style-name="T42"> </text:span><text:span text:style-name="T139">:</text:span></text:p>
            </text:list-item>
          </text:list>
          <text:p text:style-name="P34"><text:span text:style-name="T160">$ echo $name <text:s/>value</text:span></text:p>
          <text:p text:style-name="P38"><text:span text:style-name="T160">$ <text:s/>unset name</text:span></text:p>
          <text:p text:style-name="P34"><text:span text:style-name="T160">$ echo $name <text:s/>[white lin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64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5.149cm" svg:height="0.364cm" svg:x="0.853cm" svg:y="6.558cm">
          <text:p text:style-name="P11"><text:span text:style-name="T48"><text:a xlink:href="http://en.wikipedia.org/wiki/Unset" xlink:type="simple">http://en.wikipedia.org/wiki/Uns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5" draw:text-style-name="P7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draw:custom-shape draw:name="TextShape 2" draw:style-name="gr4" draw:text-style-name="P7" draw:layer="layout" svg:width="10.712cm" svg:height="1.604cm" svg:x="1.078cm" svg:y="0.455cm">
          <text:p text:style-name="P9"><text:span text:style-name="T148">Command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10.862cm" svg:height="3.443cm" svg:x="0.94cm" svg:y="1.865cm">
          <text:list text:style-name="L3">
            <text:list-item>
              <text:p text:style-name="P24"><text:span text:style-name="T97">When an order is entered simply by name, the corresponding executable is searched for in the directories specified by the PATH environment variable.</text:span></text:p>
            </text:list-item>
            <text:list-item>
              <text:p text:style-name="P24"><text:span text:style-name="T27">We can also run a command with its path (absolute or relative):</text:span></text:p>
            </text:list-item>
          </text:list>
          <text:p text:style-name="P38"><text:span text:style-name="T168">$</text:span><text:span text:style-name="T220"> </text:span><text:span text:style-name="T181">/bin/pwd</text:span></text:p>
          <text:p text:style-name="P38"><text:span text:style-name="T170">/home/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0" draw:layer="layout" svg:width="0.001cm" svg:height="0.254cm" svg:x="0.626cm" svg:y="6.71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7" draw:layer="layout" svg:width="6.643cm" svg:height="0.364cm" svg:x="0.853cm" svg:y="6.627cm">
          <text:p text:style-name="P11"><text:span text:style-name="T81"><text:a xlink:href="http://en.wikipedia.org/wiki/PATH_(variable)" xlink:type="simple">http://en.wikipedia.org/wiki/PATH_(variabl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6" draw:text-style-name="P7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4" draw:text-style-name="P7" draw:layer="layout" svg:width="2.138cm" svg:height="5.574cm" svg:x="4.972cm" svg:y="9.305cm">
          <text:p text:style-name="P15"><text:span text:style-name="T15">LPIC-1 </text:span><text:span text:style-name="T16">– Examen</text:span><text:span text:style-name="T17"> </text:span><text:span text:style-name="T16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7" draw:layer="layout" svg:width="1.07cm" svg:height="5.574cm" svg:x="11.57cm" svg:y="9.304cm">
          <text:p text:style-name="P17"><text:span text:style-name="T18"><text:page-number>&lt;number&gt;</text:page-number></text:span><text:span text:style-name="T18"> </text:span><text:span text:style-name="T19">/</text:span><text:span text:style-name="T20"> </text:span><text:span text:style-name="T18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DejaVu Sans2" svg:font-family="'DejaVu Sans'"/>
    <style:font-face style:name="Gill Sans MT1" svg:font-family="'Gill Sans MT'"/>
    <style:font-face style:name="Palatino Linotype1" svg:font-family="'Palatino Linotype'"/>
    <style:font-face style:name="FreeMono1" svg:font-family="FreeMono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Palatino Linotype" svg:font-family="'Palatino Linotype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F4000001F4C7C3C12F.png" xlink:type="simple" xlink:show="embed" xlink:actuate="onLoad"/>
    <draw:fill-image draw:name="msFillBitmap_20_135" draw:display-name="msFillBitmap 135" xlink:href="Pictures/1000000000000379000000DDA956CB5B.jpg" xlink:type="simple" xlink:show="embed" xlink:actuate="onLoad"/>
    <draw:fill-image draw:name="msFillBitmap_20_137" draw:display-name="msFillBitmap 137" xlink:href="Pictures/1000000000000379000000DDA956CB5B.jpg" xlink:type="simple" xlink:show="embed" xlink:actuate="onLoad"/>
    <draw:fill-image draw:name="msFillBitmap_20_138" draw:display-name="msFillBitmap 138" xlink:href="Pictures/1000000000000379000000DDA956CB5B.jpg" xlink:type="simple" xlink:show="embed" xlink:actuate="onLoad"/>
    <draw:fill-image draw:name="msFillBitmap_20_139" draw:display-name="msFillBitmap 139" xlink:href="Pictures/10000000000001F4000002903EEC362B.jpg" xlink:type="simple" xlink:show="embed" xlink:actuate="onLoad"/>
    <draw:fill-image draw:name="msFillBitmap_20_140" draw:display-name="msFillBitmap 140" xlink:href="Pictures/1000000000000379000000DDA956CB5B.jpg" xlink:type="simple" xlink:show="embed" xlink:actuate="onLoad"/>
    <draw:fill-image draw:name="msFillBitmap_20_141" draw:display-name="msFillBitmap 141" xlink:href="Pictures/10000000000001F400000287C9EA70A6.jpg" xlink:type="simple" xlink:show="embed" xlink:actuate="onLoad"/>
    <draw:fill-image draw:name="msFillBitmap_20_142" draw:display-name="msFillBitmap 142" xlink:href="Pictures/1000000000000379000000DDA956CB5B.jpg" xlink:type="simple" xlink:show="embed" xlink:actuate="onLoad"/>
    <draw:fill-image draw:name="msFillBitmap_20_143" draw:display-name="msFillBitmap 143" xlink:href="Pictures/1000000000000379000000DDA956CB5B.jpg" xlink:type="simple" xlink:show="embed" xlink:actuate="onLoad"/>
    <draw:fill-image draw:name="msFillBitmap_20_144" draw:display-name="msFillBitmap 144" xlink:href="Pictures/1000000000000379000000DDA956CB5B.jpg" xlink:type="simple" xlink:show="embed" xlink:actuate="onLoad"/>
    <draw:fill-image draw:name="msFillBitmap_20_145" draw:display-name="msFillBitmap 145" xlink:href="Pictures/1000000000000379000000DDA956CB5B.jpg" xlink:type="simple" xlink:show="embed" xlink:actuate="onLoad"/>
    <draw:fill-image draw:name="msFillBitmap_20_146" draw:display-name="msFillBitmap 146" xlink:href="Pictures/1000000000000379000000DDA956CB5B.jpg" xlink:type="simple" xlink:show="embed" xlink:actuate="onLoad"/>
    <draw:fill-image draw:name="msFillBitmap_20_147" draw:display-name="msFillBitmap 147" xlink:href="Pictures/1000000000000379000000DDA956CB5B.jpg" xlink:type="simple" xlink:show="embed" xlink:actuate="onLoad"/>
    <draw:fill-image draw:name="msFillBitmap_20_148" draw:display-name="msFillBitmap 148" xlink:href="Pictures/1000000000000379000000DDA956CB5B.jpg" xlink:type="simple" xlink:show="embed" xlink:actuate="onLoad"/>
    <draw:fill-image draw:name="msFillBitmap_20_149" draw:display-name="msFillBitmap 149" xlink:href="Pictures/1000000000000379000000DDA956CB5B.jpg" xlink:type="simple" xlink:show="embed" xlink:actuate="onLoad"/>
    <draw:fill-image draw:name="msFillBitmap_20_150" draw:display-name="msFillBitmap 150" xlink:href="Pictures/1000000000000379000000DDA956CB5B.jpg" xlink:type="simple" xlink:show="embed" xlink:actuate="onLoad"/>
    <draw:fill-image draw:name="msFillBitmap_20_151" draw:display-name="msFillBitmap 151" xlink:href="Pictures/1000000000000379000000DDA956CB5B.jpg" xlink:type="simple" xlink:show="embed" xlink:actuate="onLoad"/>
    <draw:fill-image draw:name="msFillBitmap_20_152" draw:display-name="msFillBitmap 152" xlink:href="Pictures/1000000000000379000000DDA956CB5B.jpg" xlink:type="simple" xlink:show="embed" xlink:actuate="onLoad"/>
    <draw:fill-image draw:name="msFillBitmap_20_153" draw:display-name="msFillBitmap 153" xlink:href="Pictures/1000000000000379000000DDA956CB5B.jpg" xlink:type="simple" xlink:show="embed" xlink:actuate="onLoad"/>
    <draw:fill-image draw:name="msFillBitmap_20_154" draw:display-name="msFillBitmap 154" xlink:href="Pictures/1000000000000379000000DDA956CB5B.jpg" xlink:type="simple" xlink:show="embed" xlink:actuate="onLoad"/>
    <draw:fill-image draw:name="msFillBitmap_20_155" draw:display-name="msFillBitmap 155" xlink:href="Pictures/1000000000000379000000DDA956CB5B.jpg" xlink:type="simple" xlink:show="embed" xlink:actuate="onLoad"/>
    <draw:fill-image draw:name="msFillBitmap_20_156" draw:display-name="msFillBitmap 156" xlink:href="Pictures/1000000000000379000000DDA956CB5B.jpg" xlink:type="simple" xlink:show="embed" xlink:actuate="onLoad"/>
    <draw:fill-image draw:name="msFillBitmap_20_157" draw:display-name="msFillBitmap 157" xlink:href="Pictures/1000000000000379000000DDA956CB5B.jpg" xlink:type="simple" xlink:show="embed" xlink:actuate="onLoad"/>
    <draw:fill-image draw:name="msFillBitmap_20_158" draw:display-name="msFillBitmap 158" xlink:href="Pictures/1000000000000379000000DDA956CB5B.jpg" xlink:type="simple" xlink:show="embed" xlink:actuate="onLoad"/>
    <draw:fill-image draw:name="msFillBitmap_20_159" draw:display-name="msFillBitmap 159" xlink:href="Pictures/1000000000000379000000DDA956CB5B.jpg" xlink:type="simple" xlink:show="embed" xlink:actuate="onLoad"/>
    <draw:fill-image draw:name="msFillBitmap_20_161" draw:display-name="msFillBitmap 161" xlink:href="Pictures/1000000000000379000000DDA956CB5B.jpg" xlink:type="simple" xlink:show="embed" xlink:actuate="onLoad"/>
    <draw:fill-image draw:name="msFillBitmap_20_162" draw:display-name="msFillBitmap 162" xlink:href="Pictures/1000000000000379000000DDA956CB5B.jpg" xlink:type="simple" xlink:show="embed" xlink:actuate="onLoad"/>
    <draw:fill-image draw:name="msFillBitmap_20_163" draw:display-name="msFillBitmap 163" xlink:href="Pictures/1000000000000379000000DDA956CB5B.jpg" xlink:type="simple" xlink:show="embed" xlink:actuate="onLoad"/>
    <draw:fill-image draw:name="msFillBitmap_20_164" draw:display-name="msFillBitmap 164" xlink:href="Pictures/1000000000000379000000DDA956CB5B.jpg" xlink:type="simple" xlink:show="embed" xlink:actuate="onLoad"/>
    <draw:fill-image draw:name="msFillBitmap_20_181" draw:display-name="msFillBitmap 181" xlink:href="Pictures/10000201000001F4000001F4C7C3C12F.png" xlink:type="simple" xlink:show="embed" xlink:actuate="onLoad"/>
    <draw:fill-image draw:name="msFillBitmap_20_2" draw:display-name="msFillBitmap 2" xlink:href="Pictures/10000000000006400000024E3371220B.jpg" xlink:type="simple" xlink:show="embed" xlink:actuate="onLoad"/>
    <draw:fill-image draw:name="msFillBitmap_20_3" draw:display-name="msFillBitmap 3" xlink:href="Pictures/1000000000000379000000DDA956CB5B.jpg" xlink:type="simple" xlink:show="embed" xlink:actuate="onLoad"/>
    <draw:fill-image draw:name="msFillBitmap_20_4" draw:display-name="msFillBitmap 4" xlink:href="Pictures/10000201000001F4000001F4C7C3C1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06cm" fo:page-height="9.6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cm" draw:fill="solid" draw:fill-color="#c51e4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18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6" style:family="paragraph">
      <loext:graphic-properties draw:fill="solid" draw:fill-color="#c51e41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MP8" style:family="paragraph">
      <loext:graphic-properties draw:fill="bitmap" draw:fill-image-name="msFillBitmap_20_181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11.524cm" svg:height="1.604cm" svg:x="0.64cm" svg:y="0.383cm" presentation:class="title" presentation:placeholder="true">
        <draw:text-box/>
      </draw:frame>
      <draw:frame presentation:style-name="Blank_20_Slide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5" draw:text-style-name="MP7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Standard-title" draw:layer="backgroundobjects" svg:width="11.524cm" svg:height="1.604cm" svg:x="0.64cm" svg:y="0.383cm" presentation:class="title" presentation:placeholder="true">
        <draw:text-box/>
      </draw:frame>
      <draw:frame presentation:style-name="Standard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35cm" svg:height="11.136cm" svg:x="3.082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6" draw:text-style-name="MP8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Standard_20_1-title" draw:layer="backgroundobjects" svg:width="11.524cm" svg:height="1.604cm" svg:x="0.64cm" svg:y="0.383cm" presentation:class="title" presentation:placeholder="true">
        <draw:text-box/>
      </draw:frame>
      <draw:frame presentation:style-name="Standard_20_1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35cm" svg:height="11.136cm" svg:x="3.082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11:39</meta:creation-date>
    <meta:initial-creator>Linagora Formation  &lt;formation@linagora.com&gt;</meta:initial-creator>
    <dc:language>fr-FR</dc:language>
    <dc:date>2016-10-26T16:24:01.831659783</dc:date>
    <meta:editing-cycles>12</meta:editing-cycles>
    <dc:title>LPIC-1 - Examen 101</dc:title>
    <meta:editing-duration>PT27M30S</meta:editing-duration>
    <meta:generator>LibreOffice/5.0.0.5$Linux_X86_64 LibreOffice_project/437e4abdf9e72fd0a6e6f8697a0e659bc77f9b10</meta:generator>
    <meta:document-statistic meta:object-count="282"/>
    <meta:user-defined meta:name="AppVersion">12.0000</meta:user-defined>
    <meta:user-defined meta:name="Created" meta:value-type="date">2016-07-21T00:00:00</meta:user-defined>
    <meta:user-defined meta:name="Creator">LaTeX with Beamer class version 3.36</meta:user-defined>
    <meta:user-defined meta:name="HyperlinksChanged" meta:value-type="boolean">false</meta:user-defined>
    <meta:user-defined meta:name="LastSaved" meta:value-type="date">2016-10-18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